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75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boolean-style style:name="N10099" number:language="es" number:country="AR">
      <number:boolean/>
    </number:boolean-style>
    <style:style style:name="ce1" style:family="table-cell" style:parent-style-name="Default" style:data-style-name="N1"/>
    <style:style style:name="ce2" style:family="table-cell" style:parent-style-name="Default" style:data-style-name="N100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8.967cm" svg:height="10.4cm" svg:x="15.291cm" svg:y="4.534cm">
            <draw:object draw:notify-on-update-of-ranges="Hoja1.E2:Hoja1.E47 Hoja1.F1:Hoja1.F1 Hoja1.F2:Hoja1.F47 Hoja1.G1:Hoja1.G1 Hoja1.G2:Hoja1.G4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row table:style-name="ro1">
          <table:table-cell office:value-type="string">
            <text:p>Nodos</text:p>
          </table:table-cell>
          <table:table-cell office:value-type="string">
            <text:p>Tiempo</text:p>
          </table:table-cell>
          <table:table-cell table:number-columns-repeated="2"/>
          <table:table-cell office:value-type="string">
            <text:p>Nodos</text:p>
          </table:table-cell>
          <table:table-cell office:value-type="string">
            <text:p>Promedio</text:p>
          </table:table-cell>
          <table:table-cell office:value-type="string">
            <text:p>Teorico</text:p>
          </table:table-cell>
          <table:table-cell table:number-columns-repeated="4"/>
          <table:table-cell office:value-type="string">
            <text:p>Constante C:</text:p>
          </table:table-cell>
          <table:table-cell office:value-type="float" office:value="190">
            <text:p>19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42515">
            <text:p>242515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1" table:formula="of:=SUMIF([.$A$2:.$A$2301];[.E2];[.$B$2:.$B$2301])/50" office:value-type="float" office:value="229148.5">
            <text:p>229149</text:p>
          </table:table-cell>
          <table:table-cell table:formula="of:=[.$M$1]*[.E2]^4" office:value-type="float" office:value="118750">
            <text:p>118750</text:p>
          </table:table-cell>
          <table:table-cell table:style-name="ce2" table:formula="of:=[.F2]&lt;[.G2]" office:value-type="boolean" office:boolean-value="false">
            <text:p>FALSO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2491">
            <text:p>212491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1" table:formula="of:=SUMIF([.$A$2:.$A$2301];[.E3];[.$B$2:.$B$2301])/50" office:value-type="float" office:value="497163.12">
            <text:p>497163</text:p>
          </table:table-cell>
          <table:table-cell table:formula="of:=[.$M$1]*[.E3]^4" office:value-type="float" office:value="246240">
            <text:p>246240</text:p>
          </table:table-cell>
          <table:table-cell table:style-name="ce2" table:formula="of:=[.F3]&lt;[.G3]" office:value-type="boolean" office:boolean-value="false">
            <text:p>FALSO</text:p>
          </table:table-cell>
          <table:table-cell table:number-columns-repeated="3"/>
          <table:table-cell office:value-type="string">
            <text:p>Teórico</text:p>
          </table:table-cell>
          <table:table-cell office:value-type="string">
            <text:p>O(n^3)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48392">
            <text:p>248392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ce1" table:formula="of:=SUMIF([.$A$2:.$A$2301];[.E4];[.$B$2:.$B$2301])/50" office:value-type="float" office:value="759408.46">
            <text:p>759408</text:p>
          </table:table-cell>
          <table:table-cell table:formula="of:=[.$M$1]*[.E4]^4" office:value-type="float" office:value="456190">
            <text:p>456190</text:p>
          </table:table-cell>
          <table:table-cell table:style-name="ce2" table:formula="of:=[.F4]&lt;[.G4]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10147">
            <text:p>210147</text:p>
          </table:table-cell>
          <table:table-cell table:number-columns-repeated="2"/>
          <table:table-cell office:value-type="float" office:value="8">
            <text:p>8</text:p>
          </table:table-cell>
          <table:table-cell table:style-name="ce1" table:formula="of:=SUMIF([.$A$2:.$A$2301];[.E5];[.$B$2:.$B$2301])/50" office:value-type="float" office:value="1176098.62">
            <text:p>1176099</text:p>
          </table:table-cell>
          <table:table-cell table:formula="of:=[.$M$1]*[.E5]^4" office:value-type="float" office:value="778240">
            <text:p>778240</text:p>
          </table:table-cell>
          <table:table-cell table:style-name="ce2" table:formula="of:=[.F5]&lt;[.G5]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59211">
            <text:p>259211</text:p>
          </table:table-cell>
          <table:table-cell table:number-columns-repeated="2"/>
          <table:table-cell office:value-type="float" office:value="9">
            <text:p>9</text:p>
          </table:table-cell>
          <table:table-cell table:style-name="ce1" table:formula="of:=SUMIF([.$A$2:.$A$2301];[.E6];[.$B$2:.$B$2301])/50" office:value-type="float" office:value="2329225.24">
            <text:p>2329225</text:p>
          </table:table-cell>
          <table:table-cell table:formula="of:=[.$M$1]*[.E6]^4" office:value-type="float" office:value="1246590">
            <text:p>1246590</text:p>
          </table:table-cell>
          <table:table-cell table:style-name="ce2" table:formula="of:=[.F6]&lt;[.G6]" office:value-type="boolean" office:boolean-value="false">
            <text:p>FALSO</text:p>
          </table:table-cell>
          <table:table-cell table:number-columns-repeated="3"/>
          <table:table-cell table:formula="of:=COUNTIF([.H2:.H9531];1)" office:value-type="float" office:value="36">
            <text:p>36</text:p>
          </table:table-cell>
          <table:table-cell office:value-type="string">
            <text:p>de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46145">
            <text:p>146145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1" table:formula="of:=SUMIF([.$A$2:.$A$2301];[.E7];[.$B$2:.$B$2301])/50" office:value-type="float" office:value="2516698.98">
            <text:p>2516699</text:p>
          </table:table-cell>
          <table:table-cell table:formula="of:=[.$M$1]*[.E7]^4" office:value-type="float" office:value="1900000">
            <text:p>1900000</text:p>
          </table:table-cell>
          <table:table-cell table:style-name="ce2" table:formula="of:=[.F7]&lt;[.G7]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60908">
            <text:p>360908</text:p>
          </table:table-cell>
          <table:table-cell table:number-columns-repeated="2"/>
          <table:table-cell office:value-type="float" office:value="11">
            <text:p>11</text:p>
          </table:table-cell>
          <table:table-cell table:style-name="ce1" table:formula="of:=SUMIF([.$A$2:.$A$2301];[.E8];[.$B$2:.$B$2301])/50" office:value-type="float" office:value="3091617.06">
            <text:p>3091617</text:p>
          </table:table-cell>
          <table:table-cell table:formula="of:=[.$M$1]*[.E8]^4" office:value-type="float" office:value="2781790">
            <text:p>2781790</text:p>
          </table:table-cell>
          <table:table-cell table:style-name="ce2" table:formula="of:=[.F8]&lt;[.G8]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9269">
            <text:p>189269</text:p>
          </table:table-cell>
          <table:table-cell table:number-columns-repeated="2"/>
          <table:table-cell office:value-type="float" office:value="12">
            <text:p>12</text:p>
          </table:table-cell>
          <table:table-cell table:style-name="ce1" table:formula="of:=SUMIF([.$A$2:.$A$2301];[.E9];[.$B$2:.$B$2301])/50" office:value-type="float" office:value="4349497.4">
            <text:p>4349497</text:p>
          </table:table-cell>
          <table:table-cell table:formula="of:=[.$M$1]*[.E9]^4" office:value-type="float" office:value="3939840">
            <text:p>3939840</text:p>
          </table:table-cell>
          <table:table-cell table:style-name="ce2" table:formula="of:=[.F9]&lt;[.G9]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2398">
            <text:p>152398</text:p>
          </table:table-cell>
          <table:table-cell table:number-columns-repeated="2"/>
          <table:table-cell office:value-type="float" office:value="13">
            <text:p>13</text:p>
          </table:table-cell>
          <table:table-cell table:style-name="ce1" table:formula="of:=SUMIF([.$A$2:.$A$2301];[.E10];[.$B$2:.$B$2301])/50" office:value-type="float" office:value="5284899.22">
            <text:p>5284899</text:p>
          </table:table-cell>
          <table:table-cell table:formula="of:=[.$M$1]*[.E10]^4" office:value-type="float" office:value="5426590">
            <text:p>5426590</text:p>
          </table:table-cell>
          <table:table-cell table:style-name="ce2" table:formula="of:=[.F10]&lt;[.G10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47086">
            <text:p>247086</text:p>
          </table:table-cell>
          <table:table-cell table:number-columns-repeated="2"/>
          <table:table-cell office:value-type="float" office:value="14">
            <text:p>14</text:p>
          </table:table-cell>
          <table:table-cell table:style-name="ce1" table:formula="of:=SUMIF([.$A$2:.$A$2301];[.E11];[.$B$2:.$B$2301])/50" office:value-type="float" office:value="7404997.58">
            <text:p>7404998</text:p>
          </table:table-cell>
          <table:table-cell table:formula="of:=[.$M$1]*[.E11]^4" office:value-type="float" office:value="7299040">
            <text:p>7299040</text:p>
          </table:table-cell>
          <table:table-cell table:style-name="ce2" table:formula="of:=[.F11]&lt;[.G11]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6751">
            <text:p>226751</text:p>
          </table:table-cell>
          <table:table-cell table:number-columns-repeated="2"/>
          <table:table-cell office:value-type="float" office:value="15">
            <text:p>15</text:p>
          </table:table-cell>
          <table:table-cell table:style-name="ce1" table:formula="of:=SUMIF([.$A$2:.$A$2301];[.E12];[.$B$2:.$B$2301])/50" office:value-type="float" office:value="9386894.4">
            <text:p>9386894</text:p>
          </table:table-cell>
          <table:table-cell table:formula="of:=[.$M$1]*[.E12]^4" office:value-type="float" office:value="9618750">
            <text:p>9618750</text:p>
          </table:table-cell>
          <table:table-cell table:style-name="ce2" table:formula="of:=[.F12]&lt;[.G12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3345">
            <text:p>183345</text:p>
          </table:table-cell>
          <table:table-cell table:number-columns-repeated="2"/>
          <table:table-cell office:value-type="float" office:value="16">
            <text:p>16</text:p>
          </table:table-cell>
          <table:table-cell table:style-name="ce1" table:formula="of:=SUMIF([.$A$2:.$A$2301];[.E13];[.$B$2:.$B$2301])/50" office:value-type="float" office:value="13219279.08">
            <text:p>13219279</text:p>
          </table:table-cell>
          <table:table-cell table:formula="of:=[.$M$1]*[.E13]^4" office:value-type="float" office:value="12451840">
            <text:p>12451840</text:p>
          </table:table-cell>
          <table:table-cell table:style-name="ce2" table:formula="of:=[.F13]&lt;[.G13]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7136">
            <text:p>157136</text:p>
          </table:table-cell>
          <table:table-cell table:number-columns-repeated="2"/>
          <table:table-cell office:value-type="float" office:value="17">
            <text:p>17</text:p>
          </table:table-cell>
          <table:table-cell table:style-name="ce1" table:formula="of:=SUMIF([.$A$2:.$A$2301];[.E14];[.$B$2:.$B$2301])/50" office:value-type="float" office:value="14095686.7">
            <text:p>14095687</text:p>
          </table:table-cell>
          <table:table-cell table:formula="of:=[.$M$1]*[.E14]^4" office:value-type="float" office:value="15868990">
            <text:p>15868990</text:p>
          </table:table-cell>
          <table:table-cell table:style-name="ce2" table:formula="of:=[.F14]&lt;[.G14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40811">
            <text:p>240811</text:p>
          </table:table-cell>
          <table:table-cell table:number-columns-repeated="2"/>
          <table:table-cell office:value-type="float" office:value="18">
            <text:p>18</text:p>
          </table:table-cell>
          <table:table-cell table:style-name="ce1" table:formula="of:=SUMIF([.$A$2:.$A$2301];[.E15];[.$B$2:.$B$2301])/50" office:value-type="float" office:value="18206034.9">
            <text:p>18206035</text:p>
          </table:table-cell>
          <table:table-cell table:formula="of:=[.$M$1]*[.E15]^4" office:value-type="float" office:value="19945440">
            <text:p>19945440</text:p>
          </table:table-cell>
          <table:table-cell table:style-name="ce2" table:formula="of:=[.F15]&lt;[.G15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84868">
            <text:p>284868</text:p>
          </table:table-cell>
          <table:table-cell table:number-columns-repeated="2"/>
          <table:table-cell office:value-type="float" office:value="19">
            <text:p>19</text:p>
          </table:table-cell>
          <table:table-cell table:style-name="ce1" table:formula="of:=SUMIF([.$A$2:.$A$2301];[.E16];[.$B$2:.$B$2301])/50" office:value-type="float" office:value="23643798.68">
            <text:p>23643799</text:p>
          </table:table-cell>
          <table:table-cell table:formula="of:=[.$M$1]*[.E16]^4" office:value-type="float" office:value="24760990">
            <text:p>24760990</text:p>
          </table:table-cell>
          <table:table-cell table:style-name="ce2" table:formula="of:=[.F16]&lt;[.G16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5313">
            <text:p>195313</text:p>
          </table:table-cell>
          <table:table-cell table:number-columns-repeated="2"/>
          <table:table-cell office:value-type="float" office:value="20">
            <text:p>20</text:p>
          </table:table-cell>
          <table:table-cell table:style-name="ce1" table:formula="of:=SUMIF([.$A$2:.$A$2301];[.E17];[.$B$2:.$B$2301])/50" office:value-type="float" office:value="26941680.2">
            <text:p>26941680</text:p>
          </table:table-cell>
          <table:table-cell table:formula="of:=[.$M$1]*[.E17]^4" office:value-type="float" office:value="30400000">
            <text:p>30400000</text:p>
          </table:table-cell>
          <table:table-cell table:style-name="ce2" table:formula="of:=[.F17]&lt;[.G17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73609">
            <text:p>173609</text:p>
          </table:table-cell>
          <table:table-cell table:number-columns-repeated="2"/>
          <table:table-cell office:value-type="float" office:value="21">
            <text:p>21</text:p>
          </table:table-cell>
          <table:table-cell table:style-name="ce1" table:formula="of:=SUMIF([.$A$2:.$A$2301];[.E18];[.$B$2:.$B$2301])/50" office:value-type="float" office:value="30505371.74">
            <text:p>30505372</text:p>
          </table:table-cell>
          <table:table-cell table:formula="of:=[.$M$1]*[.E18]^4" office:value-type="float" office:value="36951390">
            <text:p>36951390</text:p>
          </table:table-cell>
          <table:table-cell table:style-name="ce2" table:formula="of:=[.F18]&lt;[.G18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1954">
            <text:p>181954</text:p>
          </table:table-cell>
          <table:table-cell table:number-columns-repeated="2"/>
          <table:table-cell office:value-type="float" office:value="22">
            <text:p>22</text:p>
          </table:table-cell>
          <table:table-cell table:style-name="ce1" table:formula="of:=SUMIF([.$A$2:.$A$2301];[.E19];[.$B$2:.$B$2301])/50" office:value-type="float" office:value="39101142.82">
            <text:p>39101143</text:p>
          </table:table-cell>
          <table:table-cell table:formula="of:=[.$M$1]*[.E19]^4" office:value-type="float" office:value="44508640">
            <text:p>44508640</text:p>
          </table:table-cell>
          <table:table-cell table:style-name="ce2" table:formula="of:=[.F19]&lt;[.G19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3839">
            <text:p>153839</text:p>
          </table:table-cell>
          <table:table-cell table:number-columns-repeated="2"/>
          <table:table-cell office:value-type="float" office:value="23">
            <text:p>23</text:p>
          </table:table-cell>
          <table:table-cell table:style-name="ce1" table:formula="of:=SUMIF([.$A$2:.$A$2301];[.E20];[.$B$2:.$B$2301])/50" office:value-type="float" office:value="42304542.44">
            <text:p>42304542</text:p>
          </table:table-cell>
          <table:table-cell table:formula="of:=[.$M$1]*[.E20]^4" office:value-type="float" office:value="53169790">
            <text:p>53169790</text:p>
          </table:table-cell>
          <table:table-cell table:style-name="ce2" table:formula="of:=[.F20]&lt;[.G20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39264">
            <text:p>239264</text:p>
          </table:table-cell>
          <table:table-cell table:number-columns-repeated="2"/>
          <table:table-cell office:value-type="float" office:value="24">
            <text:p>24</text:p>
          </table:table-cell>
          <table:table-cell table:style-name="ce1" table:formula="of:=SUMIF([.$A$2:.$A$2301];[.E21];[.$B$2:.$B$2301])/50" office:value-type="float" office:value="49778690.92">
            <text:p>49778691</text:p>
          </table:table-cell>
          <table:table-cell table:formula="of:=[.$M$1]*[.E21]^4" office:value-type="float" office:value="63037440">
            <text:p>63037440</text:p>
          </table:table-cell>
          <table:table-cell table:style-name="ce2" table:formula="of:=[.F21]&lt;[.G21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44807">
            <text:p>244807</text:p>
          </table:table-cell>
          <table:table-cell table:number-columns-repeated="2"/>
          <table:table-cell office:value-type="float" office:value="25">
            <text:p>25</text:p>
          </table:table-cell>
          <table:table-cell table:style-name="ce1" table:formula="of:=SUMIF([.$A$2:.$A$2301];[.E22];[.$B$2:.$B$2301])/50" office:value-type="float" office:value="57544204.18">
            <text:p>57544204</text:p>
          </table:table-cell>
          <table:table-cell table:formula="of:=[.$M$1]*[.E22]^4" office:value-type="float" office:value="74218750">
            <text:p>74218750</text:p>
          </table:table-cell>
          <table:table-cell table:style-name="ce2" table:formula="of:=[.F22]&lt;[.G22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49451">
            <text:p>249451</text:p>
          </table:table-cell>
          <table:table-cell table:number-columns-repeated="2"/>
          <table:table-cell office:value-type="float" office:value="26">
            <text:p>26</text:p>
          </table:table-cell>
          <table:table-cell table:style-name="ce1" table:formula="of:=SUMIF([.$A$2:.$A$2301];[.E23];[.$B$2:.$B$2301])/50" office:value-type="float" office:value="59926797.58">
            <text:p>59926798</text:p>
          </table:table-cell>
          <table:table-cell table:formula="of:=[.$M$1]*[.E23]^4" office:value-type="float" office:value="86825440">
            <text:p>86825440</text:p>
          </table:table-cell>
          <table:table-cell table:style-name="ce2" table:formula="of:=[.F23]&lt;[.G23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0974">
            <text:p>220974</text:p>
          </table:table-cell>
          <table:table-cell table:number-columns-repeated="2"/>
          <table:table-cell office:value-type="float" office:value="27">
            <text:p>27</text:p>
          </table:table-cell>
          <table:table-cell table:style-name="ce1" table:formula="of:=SUMIF([.$A$2:.$A$2301];[.E24];[.$B$2:.$B$2301])/50" office:value-type="float" office:value="74102599.6">
            <text:p>74102600</text:p>
          </table:table-cell>
          <table:table-cell table:formula="of:=[.$M$1]*[.E24]^4" office:value-type="float" office:value="100973790">
            <text:p>100973790</text:p>
          </table:table-cell>
          <table:table-cell table:style-name="ce2" table:formula="of:=[.F24]&lt;[.G24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8463">
            <text:p>198463</text:p>
          </table:table-cell>
          <table:table-cell table:number-columns-repeated="2"/>
          <table:table-cell office:value-type="float" office:value="28">
            <text:p>28</text:p>
          </table:table-cell>
          <table:table-cell table:style-name="ce1" table:formula="of:=SUMIF([.$A$2:.$A$2301];[.E25];[.$B$2:.$B$2301])/50" office:value-type="float" office:value="88058885.56">
            <text:p>88058886</text:p>
          </table:table-cell>
          <table:table-cell table:formula="of:=[.$M$1]*[.E25]^4" office:value-type="float" office:value="116784640">
            <text:p>116784640</text:p>
          </table:table-cell>
          <table:table-cell table:style-name="ce2" table:formula="of:=[.F25]&lt;[.G25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17567">
            <text:p>217567</text:p>
          </table:table-cell>
          <table:table-cell table:number-columns-repeated="2"/>
          <table:table-cell office:value-type="float" office:value="29">
            <text:p>29</text:p>
          </table:table-cell>
          <table:table-cell table:style-name="ce1" table:formula="of:=SUMIF([.$A$2:.$A$2301];[.E26];[.$B$2:.$B$2301])/50" office:value-type="float" office:value="94768735.46">
            <text:p>94768735</text:p>
          </table:table-cell>
          <table:table-cell table:formula="of:=[.$M$1]*[.E26]^4" office:value-type="float" office:value="134383390">
            <text:p>134383390</text:p>
          </table:table-cell>
          <table:table-cell table:style-name="ce2" table:formula="of:=[.F26]&lt;[.G26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37252">
            <text:p>237252</text:p>
          </table:table-cell>
          <table:table-cell table:number-columns-repeated="2"/>
          <table:table-cell office:value-type="float" office:value="30">
            <text:p>30</text:p>
          </table:table-cell>
          <table:table-cell table:style-name="ce1" table:formula="of:=SUMIF([.$A$2:.$A$2301];[.E27];[.$B$2:.$B$2301])/50" office:value-type="float" office:value="118708047.48">
            <text:p>118708047</text:p>
          </table:table-cell>
          <table:table-cell table:formula="of:=[.$M$1]*[.E27]^4" office:value-type="float" office:value="153900000">
            <text:p>153900000</text:p>
          </table:table-cell>
          <table:table-cell table:style-name="ce2" table:formula="of:=[.F27]&lt;[.G27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8849">
            <text:p>228849</text:p>
          </table:table-cell>
          <table:table-cell table:number-columns-repeated="2"/>
          <table:table-cell office:value-type="float" office:value="31">
            <text:p>31</text:p>
          </table:table-cell>
          <table:table-cell table:style-name="ce1" table:formula="of:=SUMIF([.$A$2:.$A$2301];[.E28];[.$B$2:.$B$2301])/50" office:value-type="float" office:value="128445035.74">
            <text:p>128445036</text:p>
          </table:table-cell>
          <table:table-cell table:formula="of:=[.$M$1]*[.E28]^4" office:value-type="float" office:value="175468990">
            <text:p>175468990</text:p>
          </table:table-cell>
          <table:table-cell table:style-name="ce2" table:formula="of:=[.F28]&lt;[.G28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37927">
            <text:p>237927</text:p>
          </table:table-cell>
          <table:table-cell table:number-columns-repeated="2"/>
          <table:table-cell office:value-type="float" office:value="32">
            <text:p>32</text:p>
          </table:table-cell>
          <table:table-cell table:style-name="ce1" table:formula="of:=SUMIF([.$A$2:.$A$2301];[.E29];[.$B$2:.$B$2301])/50" office:value-type="float" office:value="136553126.02">
            <text:p>136553126</text:p>
          </table:table-cell>
          <table:table-cell table:formula="of:=[.$M$1]*[.E29]^4" office:value-type="float" office:value="199229440">
            <text:p>199229440</text:p>
          </table:table-cell>
          <table:table-cell table:style-name="ce2" table:formula="of:=[.F29]&lt;[.G29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5598">
            <text:p>225598</text:p>
          </table:table-cell>
          <table:table-cell table:number-columns-repeated="2"/>
          <table:table-cell office:value-type="float" office:value="33">
            <text:p>33</text:p>
          </table:table-cell>
          <table:table-cell table:style-name="ce1" table:formula="of:=SUMIF([.$A$2:.$A$2301];[.E30];[.$B$2:.$B$2301])/50" office:value-type="float" office:value="164811335.34">
            <text:p>164811335</text:p>
          </table:table-cell>
          <table:table-cell table:formula="of:=[.$M$1]*[.E30]^4" office:value-type="float" office:value="225324990">
            <text:p>225324990</text:p>
          </table:table-cell>
          <table:table-cell table:style-name="ce2" table:formula="of:=[.F30]&lt;[.G30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7981">
            <text:p>167981</text:p>
          </table:table-cell>
          <table:table-cell table:number-columns-repeated="2"/>
          <table:table-cell office:value-type="float" office:value="34">
            <text:p>34</text:p>
          </table:table-cell>
          <table:table-cell table:style-name="ce1" table:formula="of:=SUMIF([.$A$2:.$A$2301];[.E31];[.$B$2:.$B$2301])/50" office:value-type="float" office:value="168765089.5">
            <text:p>168765090</text:p>
          </table:table-cell>
          <table:table-cell table:formula="of:=[.$M$1]*[.E31]^4" office:value-type="float" office:value="253903840">
            <text:p>253903840</text:p>
          </table:table-cell>
          <table:table-cell table:style-name="ce2" table:formula="of:=[.F31]&lt;[.G31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75591">
            <text:p>175591</text:p>
          </table:table-cell>
          <table:table-cell table:number-columns-repeated="2"/>
          <table:table-cell office:value-type="float" office:value="35">
            <text:p>35</text:p>
          </table:table-cell>
          <table:table-cell table:style-name="ce1" table:formula="of:=SUMIF([.$A$2:.$A$2301];[.E32];[.$B$2:.$B$2301])/50" office:value-type="float" office:value="177268406.06">
            <text:p>177268406</text:p>
          </table:table-cell>
          <table:table-cell table:formula="of:=[.$M$1]*[.E32]^4" office:value-type="float" office:value="285118750">
            <text:p>285118750</text:p>
          </table:table-cell>
          <table:table-cell table:style-name="ce2" table:formula="of:=[.F32]&lt;[.G32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07121">
            <text:p>207121</text:p>
          </table:table-cell>
          <table:table-cell table:number-columns-repeated="2"/>
          <table:table-cell office:value-type="float" office:value="36">
            <text:p>36</text:p>
          </table:table-cell>
          <table:table-cell table:style-name="ce1" table:formula="of:=SUMIF([.$A$2:.$A$2301];[.E33];[.$B$2:.$B$2301])/50" office:value-type="float" office:value="217649707.68">
            <text:p>217649708</text:p>
          </table:table-cell>
          <table:table-cell table:formula="of:=[.$M$1]*[.E33]^4" office:value-type="float" office:value="319127040">
            <text:p>319127040</text:p>
          </table:table-cell>
          <table:table-cell table:style-name="ce2" table:formula="of:=[.F33]&lt;[.G33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02833">
            <text:p>302833</text:p>
          </table:table-cell>
          <table:table-cell table:number-columns-repeated="2"/>
          <table:table-cell office:value-type="float" office:value="37">
            <text:p>37</text:p>
          </table:table-cell>
          <table:table-cell table:style-name="ce1" table:formula="of:=SUMIF([.$A$2:.$A$2301];[.E34];[.$B$2:.$B$2301])/50" office:value-type="float" office:value="233699984.78">
            <text:p>233699985</text:p>
          </table:table-cell>
          <table:table-cell table:formula="of:=[.$M$1]*[.E34]^4" office:value-type="float" office:value="356090590">
            <text:p>356090590</text:p>
          </table:table-cell>
          <table:table-cell table:style-name="ce2" table:formula="of:=[.F34]&lt;[.G34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58376">
            <text:p>258376</text:p>
          </table:table-cell>
          <table:table-cell table:number-columns-repeated="2"/>
          <table:table-cell office:value-type="float" office:value="38">
            <text:p>38</text:p>
          </table:table-cell>
          <table:table-cell table:style-name="ce1" table:formula="of:=SUMIF([.$A$2:.$A$2301];[.E35];[.$B$2:.$B$2301])/50" office:value-type="float" office:value="248730036.3">
            <text:p>248730036</text:p>
          </table:table-cell>
          <table:table-cell table:formula="of:=[.$M$1]*[.E35]^4" office:value-type="float" office:value="396175840">
            <text:p>396175840</text:p>
          </table:table-cell>
          <table:table-cell table:style-name="ce2" table:formula="of:=[.F35]&lt;[.G35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44279">
            <text:p>144279</text:p>
          </table:table-cell>
          <table:table-cell table:number-columns-repeated="2"/>
          <table:table-cell office:value-type="float" office:value="39">
            <text:p>39</text:p>
          </table:table-cell>
          <table:table-cell table:style-name="ce1" table:formula="of:=SUMIF([.$A$2:.$A$2301];[.E36];[.$B$2:.$B$2301])/50" office:value-type="float" office:value="277642248.32">
            <text:p>277642248</text:p>
          </table:table-cell>
          <table:table-cell table:formula="of:=[.$M$1]*[.E36]^4" office:value-type="float" office:value="439553790">
            <text:p>439553790</text:p>
          </table:table-cell>
          <table:table-cell table:style-name="ce2" table:formula="of:=[.F36]&lt;[.G36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17553">
            <text:p>217553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1" table:formula="of:=SUMIF([.$A$2:.$A$2301];[.E37];[.$B$2:.$B$2301])/50" office:value-type="float" office:value="292262144.28">
            <text:p>292262144</text:p>
          </table:table-cell>
          <table:table-cell table:formula="of:=[.$M$1]*[.E37]^4" office:value-type="float" office:value="486400000">
            <text:p>486400000</text:p>
          </table:table-cell>
          <table:table-cell table:style-name="ce2" table:formula="of:=[.F37]&lt;[.G37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0984">
            <text:p>190984</text:p>
          </table:table-cell>
          <table:table-cell table:number-columns-repeated="2"/>
          <table:table-cell office:value-type="float" office:value="41">
            <text:p>41</text:p>
          </table:table-cell>
          <table:table-cell table:style-name="ce1" table:formula="of:=SUMIF([.$A$2:.$A$2301];[.E38];[.$B$2:.$B$2301])/50" office:value-type="float" office:value="317351897.68">
            <text:p>317351898</text:p>
          </table:table-cell>
          <table:table-cell table:formula="of:=[.$M$1]*[.E38]^4" office:value-type="float" office:value="536894590">
            <text:p>536894590</text:p>
          </table:table-cell>
          <table:table-cell table:style-name="ce2" table:formula="of:=[.F38]&lt;[.G38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16388">
            <text:p>216388</text:p>
          </table:table-cell>
          <table:table-cell table:number-columns-repeated="2"/>
          <table:table-cell office:value-type="float" office:value="42">
            <text:p>42</text:p>
          </table:table-cell>
          <table:table-cell table:style-name="ce1" table:formula="of:=SUMIF([.$A$2:.$A$2301];[.E39];[.$B$2:.$B$2301])/50" office:value-type="float" office:value="373032658.86">
            <text:p>373032659</text:p>
          </table:table-cell>
          <table:table-cell table:formula="of:=[.$M$1]*[.E39]^4" office:value-type="float" office:value="591222240">
            <text:p>591222240</text:p>
          </table:table-cell>
          <table:table-cell table:style-name="ce2" table:formula="of:=[.F39]&lt;[.G39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43637">
            <text:p>243637</text:p>
          </table:table-cell>
          <table:table-cell table:number-columns-repeated="2"/>
          <table:table-cell office:value-type="float" office:value="43">
            <text:p>43</text:p>
          </table:table-cell>
          <table:table-cell table:style-name="ce1" table:formula="of:=SUMIF([.$A$2:.$A$2301];[.E40];[.$B$2:.$B$2301])/50" office:value-type="float" office:value="443078606.5">
            <text:p>443078607</text:p>
          </table:table-cell>
          <table:table-cell table:formula="of:=[.$M$1]*[.E40]^4" office:value-type="float" office:value="649572190">
            <text:p>649572190</text:p>
          </table:table-cell>
          <table:table-cell table:style-name="ce2" table:formula="of:=[.F40]&lt;[.G40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7639">
            <text:p>167639</text:p>
          </table:table-cell>
          <table:table-cell table:number-columns-repeated="2"/>
          <table:table-cell office:value-type="float" office:value="44">
            <text:p>44</text:p>
          </table:table-cell>
          <table:table-cell table:style-name="ce1" table:formula="of:=SUMIF([.$A$2:.$A$2301];[.E41];[.$B$2:.$B$2301])/50" office:value-type="float" office:value="509732834.04">
            <text:p>509732834</text:p>
          </table:table-cell>
          <table:table-cell table:formula="of:=[.$M$1]*[.E41]^4" office:value-type="float" office:value="712138240">
            <text:p>712138240</text:p>
          </table:table-cell>
          <table:table-cell table:style-name="ce2" table:formula="of:=[.F41]&lt;[.G41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11527">
            <text:p>211527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1" table:formula="of:=SUMIF([.$A$2:.$A$2301];[.E42];[.$B$2:.$B$2301])/50" office:value-type="float" office:value="554592816.3">
            <text:p>554592816</text:p>
          </table:table-cell>
          <table:table-cell table:formula="of:=[.$M$1]*[.E42]^4" office:value-type="float" office:value="779118750">
            <text:p>779118750</text:p>
          </table:table-cell>
          <table:table-cell table:style-name="ce2" table:formula="of:=[.F42]&lt;[.G42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63663">
            <text:p>363663</text:p>
          </table:table-cell>
          <table:table-cell table:number-columns-repeated="2"/>
          <table:table-cell office:value-type="float" office:value="46">
            <text:p>46</text:p>
          </table:table-cell>
          <table:table-cell table:style-name="ce1" table:formula="of:=SUMIF([.$A$2:.$A$2301];[.E43];[.$B$2:.$B$2301])/50" office:value-type="float" office:value="487576089.94">
            <text:p>487576090</text:p>
          </table:table-cell>
          <table:table-cell table:formula="of:=[.$M$1]*[.E43]^4" office:value-type="float" office:value="850716640">
            <text:p>850716640</text:p>
          </table:table-cell>
          <table:table-cell table:style-name="ce2" table:formula="of:=[.F43]&lt;[.G43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34156">
            <text:p>134156</text:p>
          </table:table-cell>
          <table:table-cell table:number-columns-repeated="2"/>
          <table:table-cell office:value-type="float" office:value="47">
            <text:p>47</text:p>
          </table:table-cell>
          <table:table-cell table:style-name="ce1" table:formula="of:=SUMIF([.$A$2:.$A$2301];[.E44];[.$B$2:.$B$2301])/50" office:value-type="float" office:value="525993305.82">
            <text:p>525993306</text:p>
          </table:table-cell>
          <table:table-cell table:formula="of:=[.$M$1]*[.E44]^4" office:value-type="float" office:value="927139390">
            <text:p>927139390</text:p>
          </table:table-cell>
          <table:table-cell table:style-name="ce2" table:formula="of:=[.F44]&lt;[.G44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3404">
            <text:p>183404</text:p>
          </table:table-cell>
          <table:table-cell table:number-columns-repeated="2"/>
          <table:table-cell office:value-type="float" office:value="48">
            <text:p>48</text:p>
          </table:table-cell>
          <table:table-cell table:style-name="ce1" table:formula="of:=SUMIF([.$A$2:.$A$2301];[.E45];[.$B$2:.$B$2301])/50" office:value-type="float" office:value="546379687.78">
            <text:p>546379688</text:p>
          </table:table-cell>
          <table:table-cell table:formula="of:=[.$M$1]*[.E45]^4" office:value-type="float" office:value="1008599040">
            <text:p>1008599040</text:p>
          </table:table-cell>
          <table:table-cell table:style-name="ce2" table:formula="of:=[.F45]&lt;[.G45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3652">
            <text:p>183652</text:p>
          </table:table-cell>
          <table:table-cell table:number-columns-repeated="2"/>
          <table:table-cell office:value-type="float" office:value="49">
            <text:p>49</text:p>
          </table:table-cell>
          <table:table-cell table:style-name="ce1" table:formula="of:=SUMIF([.$A$2:.$A$2301];[.E46];[.$B$2:.$B$2301])/50" office:value-type="float" office:value="526213466.44">
            <text:p>526213466</text:p>
          </table:table-cell>
          <table:table-cell table:formula="of:=[.$M$1]*[.E46]^4" office:value-type="float" office:value="1095312190">
            <text:p>1095312190</text:p>
          </table:table-cell>
          <table:table-cell table:style-name="ce2" table:formula="of:=[.F46]&lt;[.G46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15108">
            <text:p>215108</text:p>
          </table:table-cell>
          <table:table-cell table:number-columns-repeated="2"/>
          <table:table-cell office:value-type="float" office:value="50">
            <text:p>50</text:p>
          </table:table-cell>
          <table:table-cell table:style-name="ce1" table:formula="of:=SUMIF([.$A$2:.$A$2301];[.E47];[.$B$2:.$B$2301])/50" office:value-type="float" office:value="505161548.2">
            <text:p>505161548</text:p>
          </table:table-cell>
          <table:table-cell table:formula="of:=[.$M$1]*[.E47]^4" office:value-type="float" office:value="1187500000">
            <text:p>1187500000</text:p>
          </table:table-cell>
          <table:table-cell table:style-name="ce2" table:formula="of:=[.F47]&lt;[.G47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15658">
            <text:p>415658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74952">
            <text:p>374952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58446">
            <text:p>358446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58137">
            <text:p>358137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76442">
            <text:p>876442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45032">
            <text:p>445032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99635">
            <text:p>399635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89342">
            <text:p>489342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12667">
            <text:p>412667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9054">
            <text:p>389054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23256">
            <text:p>423256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33690">
            <text:p>433690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68990">
            <text:p>568990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40696">
            <text:p>340696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37841">
            <text:p>437841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00675">
            <text:p>400675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00431">
            <text:p>600431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35198">
            <text:p>635198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77252">
            <text:p>577252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78169">
            <text:p>778169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58561">
            <text:p>658561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90032">
            <text:p>590032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35032">
            <text:p>535032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22956">
            <text:p>522956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20785">
            <text:p>420785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77209">
            <text:p>577209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37492">
            <text:p>437492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75630">
            <text:p>575630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49781">
            <text:p>449781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34328">
            <text:p>434328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86118">
            <text:p>486118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8574">
            <text:p>768574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95348">
            <text:p>495348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89943">
            <text:p>489943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16879">
            <text:p>416879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47608">
            <text:p>447608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37654">
            <text:p>337654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42277">
            <text:p>442277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25608">
            <text:p>525608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3451">
            <text:p>383451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92255">
            <text:p>492255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99416">
            <text:p>499416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12826">
            <text:p>512826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40074">
            <text:p>440074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92481">
            <text:p>392481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77404">
            <text:p>477404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36762">
            <text:p>436762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76641">
            <text:p>476641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42840">
            <text:p>442840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06802">
            <text:p>506802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18481">
            <text:p>418481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80978">
            <text:p>580978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01081">
            <text:p>501081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76479">
            <text:p>476479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64400">
            <text:p>664400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14836">
            <text:p>614836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95149">
            <text:p>595149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828533">
            <text:p>828533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58016">
            <text:p>658016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29417">
            <text:p>629417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66516">
            <text:p>666516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29612">
            <text:p>529612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66253">
            <text:p>766253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77556">
            <text:p>577556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01483">
            <text:p>701483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71084">
            <text:p>571084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49188">
            <text:p>749188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43900">
            <text:p>643900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076234">
            <text:p>1076234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957072">
            <text:p>957072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984421">
            <text:p>984421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931037">
            <text:p>931037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816382">
            <text:p>816382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01222">
            <text:p>701222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86571">
            <text:p>686571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61062">
            <text:p>661062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12040">
            <text:p>512040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94197">
            <text:p>394197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10300">
            <text:p>710300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20744">
            <text:p>420744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99844">
            <text:p>699844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57508">
            <text:p>657508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43469">
            <text:p>743469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84763">
            <text:p>584763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24531">
            <text:p>624531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276999">
            <text:p>1276999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16243">
            <text:p>1116243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062228">
            <text:p>1062228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635863">
            <text:p>1635863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018540">
            <text:p>1018540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218138">
            <text:p>1218138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444719">
            <text:p>1444719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937573">
            <text:p>937573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51383">
            <text:p>751383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32094">
            <text:p>632094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74871">
            <text:p>574871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59493">
            <text:p>659493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59643">
            <text:p>659643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53751">
            <text:p>553751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59922">
            <text:p>559922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97854">
            <text:p>697854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49693">
            <text:p>549693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36238">
            <text:p>636238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27838">
            <text:p>627838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53231">
            <text:p>853231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14197">
            <text:p>1014197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36352">
            <text:p>836352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18466">
            <text:p>1018466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72863">
            <text:p>1072863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90529">
            <text:p>890529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98679">
            <text:p>898679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87222">
            <text:p>987222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46533">
            <text:p>1046533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40397">
            <text:p>940397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33272">
            <text:p>733272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14398">
            <text:p>914398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67207">
            <text:p>1167207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06908">
            <text:p>1006908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15111">
            <text:p>915111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45968">
            <text:p>745968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71678">
            <text:p>971678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98004">
            <text:p>898004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66349">
            <text:p>966349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23878">
            <text:p>1323878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79647">
            <text:p>1079647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570844">
            <text:p>1570844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58013">
            <text:p>2058013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08835">
            <text:p>1808835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622280">
            <text:p>1622280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561401">
            <text:p>1561401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450991">
            <text:p>1450991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99242">
            <text:p>1399242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60723">
            <text:p>2060723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31181">
            <text:p>2031181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663919">
            <text:p>1663919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20619">
            <text:p>920619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73793">
            <text:p>973793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61648">
            <text:p>961648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53362">
            <text:p>953362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73743">
            <text:p>973743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79016">
            <text:p>879016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42531">
            <text:p>1042531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09177">
            <text:p>909177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465963">
            <text:p>1465963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36613">
            <text:p>1036613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64319">
            <text:p>1064319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40719">
            <text:p>1040719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765809">
            <text:p>1765809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02393">
            <text:p>2002393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548526">
            <text:p>1548526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40725">
            <text:p>1040725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89631">
            <text:p>989631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77519">
            <text:p>977519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50507">
            <text:p>750507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76669">
            <text:p>1376669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199805">
            <text:p>1199805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80084">
            <text:p>1380084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6846">
            <text:p>1276846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588953">
            <text:p>1588953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636815">
            <text:p>1636815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701593">
            <text:p>1701593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58517">
            <text:p>2158517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208696">
            <text:p>2208696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240508">
            <text:p>3240508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818703">
            <text:p>3818703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230857">
            <text:p>2230857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602502">
            <text:p>1602502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177269">
            <text:p>4177269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522400">
            <text:p>2522400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838040">
            <text:p>2838040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313089">
            <text:p>2313089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317022">
            <text:p>3317022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271471">
            <text:p>2271471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249297">
            <text:p>2249297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993671">
            <text:p>2993671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398824">
            <text:p>2398824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230851">
            <text:p>2230851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0921">
            <text:p>1970921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440605">
            <text:p>2440605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300737">
            <text:p>2300737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558121">
            <text:p>2558121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220758">
            <text:p>2220758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217662">
            <text:p>2217662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336350">
            <text:p>2336350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228141">
            <text:p>3228141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301991">
            <text:p>2301991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468230">
            <text:p>2468230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218809">
            <text:p>2218809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347215">
            <text:p>2347215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633226">
            <text:p>2633226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487996">
            <text:p>2487996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283492">
            <text:p>2283492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766662">
            <text:p>2766662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247791">
            <text:p>2247791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249004">
            <text:p>2249004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16247">
            <text:p>1916247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11844">
            <text:p>1411844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288245">
            <text:p>2288245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878519">
            <text:p>1878519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885993">
            <text:p>1885993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18322">
            <text:p>2118322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469688">
            <text:p>3469688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631235">
            <text:p>2631235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850976">
            <text:p>2850976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147650">
            <text:p>4147650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049997">
            <text:p>4049997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79732">
            <text:p>1879732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645065">
            <text:p>2645065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921179">
            <text:p>2921179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714137">
            <text:p>1714137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45270">
            <text:p>1645270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712868">
            <text:p>1712868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48029">
            <text:p>1848029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520091">
            <text:p>1520091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599333">
            <text:p>2599333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799177">
            <text:p>1799177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221550">
            <text:p>2221550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88729">
            <text:p>1688729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14691">
            <text:p>2014691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735801">
            <text:p>1735801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21207">
            <text:p>1621207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746247">
            <text:p>1746247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17011">
            <text:p>1817011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181086">
            <text:p>3181086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725780">
            <text:p>1725780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42407">
            <text:p>1842407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97984">
            <text:p>1697984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043318">
            <text:p>3043318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590142">
            <text:p>1590142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448661">
            <text:p>2448661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72791">
            <text:p>1872791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776650">
            <text:p>2776650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142471">
            <text:p>3142471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411609">
            <text:p>3411609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245274">
            <text:p>3245274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582992">
            <text:p>4582992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647423">
            <text:p>4647423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241118">
            <text:p>3241118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121888">
            <text:p>3121888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201530">
            <text:p>3201530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135710">
            <text:p>3135710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264909">
            <text:p>3264909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242663">
            <text:p>3242663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320856">
            <text:p>3320856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199604">
            <text:p>3199604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713379">
            <text:p>3713379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61972">
            <text:p>2061972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446249">
            <text:p>2446249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94531">
            <text:p>1894531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55964">
            <text:p>1855964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246463">
            <text:p>2246463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755168">
            <text:p>1755168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36715">
            <text:p>1836715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759878">
            <text:p>1759878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27730">
            <text:p>3527730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28222">
            <text:p>3528222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483761">
            <text:p>3483761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353846">
            <text:p>3353846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452326">
            <text:p>2452326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553509">
            <text:p>2553509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467446">
            <text:p>2467446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559249">
            <text:p>4559249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377516">
            <text:p>4377516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647703">
            <text:p>2647703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681310">
            <text:p>2681310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376405">
            <text:p>2376405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412368">
            <text:p>2412368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014406">
            <text:p>4014406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284358">
            <text:p>2284358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504337">
            <text:p>2504337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855527">
            <text:p>4855527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101702">
            <text:p>2101702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525599">
            <text:p>2525599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532549">
            <text:p>2532549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335523">
            <text:p>2335523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241578">
            <text:p>4241578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997871">
            <text:p>3997871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272513">
            <text:p>2272513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106511">
            <text:p>3106511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446308">
            <text:p>2446308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783335">
            <text:p>2783335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540988">
            <text:p>2540988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928540">
            <text:p>2928540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391705">
            <text:p>6391705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147009">
            <text:p>4147009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029690">
            <text:p>3029690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476393">
            <text:p>2476393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383013">
            <text:p>2383013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270341">
            <text:p>3270341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471699">
            <text:p>2471699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606418">
            <text:p>2606418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182104">
            <text:p>3182104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452320">
            <text:p>2452320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175007">
            <text:p>3175007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764898">
            <text:p>2764898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459136">
            <text:p>2459136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781967">
            <text:p>3781967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391060">
            <text:p>2391060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542869">
            <text:p>2542869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393171">
            <text:p>2393171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971410">
            <text:p>2971410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194468">
            <text:p>3194468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267392">
            <text:p>4267392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335747">
            <text:p>4335747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397194">
            <text:p>7397194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217156">
            <text:p>3217156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280149">
            <text:p>3280149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895265">
            <text:p>3895265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915511">
            <text:p>7915511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42525">
            <text:p>5342525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900749">
            <text:p>2900749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209388">
            <text:p>4209388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091194">
            <text:p>5091194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136251">
            <text:p>6136251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819630">
            <text:p>5819630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626665">
            <text:p>6626665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570731">
            <text:p>7570731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900600">
            <text:p>3900600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114476">
            <text:p>3114476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898593">
            <text:p>5898593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833189">
            <text:p>2833189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092805">
            <text:p>3092805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734560">
            <text:p>2734560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916096">
            <text:p>3916096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225319">
            <text:p>4225319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188365">
            <text:p>3188365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670871">
            <text:p>3670871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868812">
            <text:p>2868812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891067">
            <text:p>2891067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373194">
            <text:p>3373194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349693">
            <text:p>3349693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356642">
            <text:p>3356642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012448">
            <text:p>4012448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598711">
            <text:p>3598711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535310">
            <text:p>5535310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999151">
            <text:p>5999151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263158">
            <text:p>5263158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778018">
            <text:p>3778018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399489">
            <text:p>3399489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474858">
            <text:p>3474858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965380">
            <text:p>2965380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025838">
            <text:p>6025838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393960">
            <text:p>3393960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917360">
            <text:p>3917360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242459">
            <text:p>4242459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844083">
            <text:p>2844083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094582">
            <text:p>3094582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118165">
            <text:p>5118165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370683">
            <text:p>3370683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652473">
            <text:p>4652473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430308">
            <text:p>3430308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047056">
            <text:p>6047056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487587">
            <text:p>5487587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007103">
            <text:p>6007103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806966">
            <text:p>5806966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249035">
            <text:p>4249035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999931">
            <text:p>7999931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690217">
            <text:p>5690217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900826">
            <text:p>4900826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341056">
            <text:p>8341056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032762">
            <text:p>5032762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169874">
            <text:p>4169874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692031">
            <text:p>6692031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084004">
            <text:p>9084004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28025">
            <text:p>4528025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65371">
            <text:p>4565371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020253">
            <text:p>4020253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998261">
            <text:p>3998261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992511">
            <text:p>3992511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692883">
            <text:p>5692883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033285">
            <text:p>4033285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808182">
            <text:p>5808182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838062">
            <text:p>4838062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466026">
            <text:p>4466026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828587">
            <text:p>4828587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327728">
            <text:p>5327728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904353">
            <text:p>3904353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989632">
            <text:p>4989632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357614">
            <text:p>4357614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474646">
            <text:p>5474646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191132">
            <text:p>5191132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883303">
            <text:p>4883303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963638">
            <text:p>4963638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19620">
            <text:p>4519620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358090">
            <text:p>6358090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807506">
            <text:p>8807506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850573">
            <text:p>4850573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130787">
            <text:p>4130787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954208">
            <text:p>3954208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917450">
            <text:p>3917450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281714">
            <text:p>4281714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896244">
            <text:p>4896244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213724">
            <text:p>4213724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61637">
            <text:p>4561637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821232">
            <text:p>6821232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042997">
            <text:p>4042997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386173">
            <text:p>7386173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906020">
            <text:p>4906020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9166">
            <text:p>4599166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190056">
            <text:p>5190056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833748">
            <text:p>5833748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221695">
            <text:p>7221695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112380">
            <text:p>7112380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809747">
            <text:p>4809747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120347">
            <text:p>6120347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389276">
            <text:p>5389276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867688">
            <text:p>4867688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008494">
            <text:p>8008494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682056">
            <text:p>5682056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336882">
            <text:p>8336882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928101">
            <text:p>4928101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558977">
            <text:p>7558977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174616">
            <text:p>6174616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486885">
            <text:p>5486885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641142">
            <text:p>5641142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114263">
            <text:p>7114263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271232">
            <text:p>9271232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761309">
            <text:p>6761309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723984">
            <text:p>7723984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316042">
            <text:p>5316042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818633">
            <text:p>4818633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375461">
            <text:p>6375461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549597">
            <text:p>6549597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751274">
            <text:p>5751274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374422">
            <text:p>5374422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322422">
            <text:p>8322422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839263">
            <text:p>6839263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668354">
            <text:p>7668354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739886">
            <text:p>5739886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718786">
            <text:p>6718786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327849">
            <text:p>6327849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954300">
            <text:p>6954300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251813">
            <text:p>7251813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967694">
            <text:p>6967694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193499">
            <text:p>12193499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048432">
            <text:p>10048432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807553">
            <text:p>6807553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59508">
            <text:p>11559508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979032">
            <text:p>8979032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379462">
            <text:p>6379462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160171">
            <text:p>10160171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440818">
            <text:p>5440818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044187">
            <text:p>9044187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426112">
            <text:p>5426112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886835">
            <text:p>8886835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883527">
            <text:p>10883527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773210">
            <text:p>13773210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139239">
            <text:p>7139239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031488">
            <text:p>5031488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428430">
            <text:p>7428430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511737">
            <text:p>6511737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298516">
            <text:p>7298516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458187">
            <text:p>7458187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758888">
            <text:p>13758888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171611">
            <text:p>8171611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039062">
            <text:p>7039062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277205">
            <text:p>11277205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779196">
            <text:p>6779196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592596">
            <text:p>7592596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073042">
            <text:p>8073042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845135">
            <text:p>10845135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359238">
            <text:p>7359238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215399">
            <text:p>8215399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975073">
            <text:p>10975073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59495">
            <text:p>7159495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324378">
            <text:p>10324378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996113">
            <text:p>6996113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214714">
            <text:p>6214714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240680">
            <text:p>7240680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7687507">
            <text:p>17687507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008746">
            <text:p>13008746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813915">
            <text:p>7813915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687316">
            <text:p>7687316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985335">
            <text:p>5985335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699186">
            <text:p>11699186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5029339">
            <text:p>15029339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346746">
            <text:p>13346746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653214">
            <text:p>7653214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256466">
            <text:p>8256466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932011">
            <text:p>5932011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378108">
            <text:p>7378108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600172">
            <text:p>8600172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924704">
            <text:p>8924704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207178">
            <text:p>11207178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375476">
            <text:p>8375476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580820">
            <text:p>7580820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905142">
            <text:p>5905142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834956">
            <text:p>10834956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376105">
            <text:p>7376105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937302">
            <text:p>13937302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126054">
            <text:p>6126054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102872">
            <text:p>8102872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012076">
            <text:p>10012076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579100">
            <text:p>13579100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269866">
            <text:p>11269866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962802">
            <text:p>9962802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622757">
            <text:p>6622757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146239">
            <text:p>8146239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047084">
            <text:p>9047084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620240">
            <text:p>11620240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965808">
            <text:p>13965808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673710">
            <text:p>8673710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637604">
            <text:p>10637604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095827">
            <text:p>13095827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2330611">
            <text:p>22330611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866399">
            <text:p>14866399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118131">
            <text:p>13118131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076710">
            <text:p>12076710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690894">
            <text:p>12690894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564220">
            <text:p>10564220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714922">
            <text:p>9714922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2217571">
            <text:p>22217571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433509">
            <text:p>15433509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456419">
            <text:p>8456419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6420514">
            <text:p>16420514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810952">
            <text:p>8810952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6576829">
            <text:p>16576829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744058">
            <text:p>8744058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502543">
            <text:p>15502543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154296">
            <text:p>9154296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524756">
            <text:p>10524756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976220">
            <text:p>8976220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231782">
            <text:p>8231782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616641">
            <text:p>9616641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361087">
            <text:p>10361087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714037">
            <text:p>21714037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211612">
            <text:p>14211612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929832">
            <text:p>12929832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507914">
            <text:p>15507914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09166">
            <text:p>12409166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161918">
            <text:p>11161918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762515">
            <text:p>13762515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607326">
            <text:p>10607326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908663">
            <text:p>14908663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4436762">
            <text:p>24436762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909200">
            <text:p>12909200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020927">
            <text:p>11020927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4210419">
            <text:p>24210419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343106">
            <text:p>9343106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633571">
            <text:p>15633571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629315">
            <text:p>14629315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572034">
            <text:p>10572034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739666">
            <text:p>9739666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615817">
            <text:p>13615817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790004">
            <text:p>14790004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776812">
            <text:p>9776812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939951">
            <text:p>11939951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908714">
            <text:p>7908714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239227">
            <text:p>8239227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181505">
            <text:p>14181505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302885">
            <text:p>8302885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618132">
            <text:p>15618132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821255">
            <text:p>12821255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2605">
            <text:p>19672605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398961">
            <text:p>16398961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769790">
            <text:p>9769790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716998">
            <text:p>11716998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4907753">
            <text:p>14907753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1760356">
            <text:p>21760356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959222">
            <text:p>16959222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2111124">
            <text:p>22111124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693293">
            <text:p>13693293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668791">
            <text:p>10668791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319864">
            <text:p>10319864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677751">
            <text:p>12677751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633277">
            <text:p>11633277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228102">
            <text:p>12228102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247465">
            <text:p>15247465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308103">
            <text:p>11308103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020130">
            <text:p>12020130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999974">
            <text:p>15999974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538410">
            <text:p>13538410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8899108">
            <text:p>18899108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8888567">
            <text:p>18888567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472544">
            <text:p>13472544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8781017">
            <text:p>18781017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997346">
            <text:p>11997346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855407">
            <text:p>11855407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545917">
            <text:p>9545917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123922">
            <text:p>15123922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565309">
            <text:p>9565309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4023496">
            <text:p>14023496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084999">
            <text:p>16084999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722732">
            <text:p>12722732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779007">
            <text:p>15779007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0658433">
            <text:p>20658433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8043955">
            <text:p>18043955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033375">
            <text:p>10033375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750717">
            <text:p>12750717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988083">
            <text:p>9988083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650568">
            <text:p>12650568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918304">
            <text:p>10918304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631284">
            <text:p>16631284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694822">
            <text:p>11694822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922390">
            <text:p>16922390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379190">
            <text:p>10379190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890242">
            <text:p>11890242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8526">
            <text:p>11438526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577231">
            <text:p>13577231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355656">
            <text:p>9355656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031898">
            <text:p>10031898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494268">
            <text:p>13494268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0758744">
            <text:p>20758744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3867914">
            <text:p>23867914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907622">
            <text:p>13907622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8589381">
            <text:p>18589381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624184">
            <text:p>15624184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975713">
            <text:p>24975713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2651057">
            <text:p>22651057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383713">
            <text:p>12383713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896413">
            <text:p>15896413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145433">
            <text:p>15145433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8979858">
            <text:p>18979858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2646142">
            <text:p>22646142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345847">
            <text:p>13345847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6748545">
            <text:p>26748545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7308147">
            <text:p>17308147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8489475">
            <text:p>18489475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613065">
            <text:p>16613065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3223567">
            <text:p>23223567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7011608">
            <text:p>17011608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1589124">
            <text:p>21589124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813009">
            <text:p>13813009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643320">
            <text:p>15643320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518965">
            <text:p>16518965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878148">
            <text:p>12878148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3732365">
            <text:p>23732365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345132">
            <text:p>15345132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8450153">
            <text:p>28450153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1441361">
            <text:p>21441361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8204838">
            <text:p>18204838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0360921">
            <text:p>20360921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2339933">
            <text:p>22339933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5181893">
            <text:p>25181893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8072489">
            <text:p>18072489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0092595">
            <text:p>20092595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808372">
            <text:p>13808372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907552">
            <text:p>16907552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752808">
            <text:p>16752808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3028683">
            <text:p>33028683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644342">
            <text:p>13644342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457729">
            <text:p>16457729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25551">
            <text:p>11325551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392188">
            <text:p>15392188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0106663">
            <text:p>20106663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326337">
            <text:p>19326337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0735729">
            <text:p>20735729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454669">
            <text:p>12454669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247552">
            <text:p>16247552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739592">
            <text:p>13739592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5160419">
            <text:p>25160419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715090">
            <text:p>12715090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279535">
            <text:p>12279535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014918">
            <text:p>13014918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561200">
            <text:p>15561200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5202055">
            <text:p>35202055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8492563">
            <text:p>48492563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1399224">
            <text:p>21399224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604884">
            <text:p>17604884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4931086">
            <text:p>24931086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8867179">
            <text:p>28867179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9211330">
            <text:p>29211330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1315201">
            <text:p>21315201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2277250">
            <text:p>22277250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1518508">
            <text:p>41518508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959071">
            <text:p>16959071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9182390">
            <text:p>19182390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1367330">
            <text:p>21367330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9065959">
            <text:p>29065959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5054522">
            <text:p>25054522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3369189">
            <text:p>23369189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912646">
            <text:p>15912646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7760865">
            <text:p>27760865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788703">
            <text:p>15788703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3591991">
            <text:p>23591991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1101965">
            <text:p>21101965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0114131">
            <text:p>20114131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333675">
            <text:p>17333675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115884">
            <text:p>16115884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121777">
            <text:p>18121777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721822">
            <text:p>18721822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0540843">
            <text:p>20540843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882715">
            <text:p>16882715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472988">
            <text:p>17472988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4668511">
            <text:p>24668511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916872">
            <text:p>17916872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382970">
            <text:p>30382970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0808688">
            <text:p>20808688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126347">
            <text:p>16126347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652321">
            <text:p>18652321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738830">
            <text:p>15738830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7576235">
            <text:p>37576235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7399248">
            <text:p>27399248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761429">
            <text:p>18761429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975825">
            <text:p>30975825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8009494">
            <text:p>28009494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2587226">
            <text:p>32587226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739263">
            <text:p>15739263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7768294">
            <text:p>27768294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7718657">
            <text:p>37718657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1398645">
            <text:p>31398645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0404152">
            <text:p>20404152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904445">
            <text:p>18904445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9813536">
            <text:p>19813536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7735703">
            <text:p>37735703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3714570">
            <text:p>23714570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4488395">
            <text:p>24488395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4741304">
            <text:p>24741304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5139039">
            <text:p>35139039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067378">
            <text:p>21067378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0828883">
            <text:p>20828883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7137132">
            <text:p>17137132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353579">
            <text:p>19353579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882044">
            <text:p>16882044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9857077">
            <text:p>39857077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096887">
            <text:p>21096887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6759009">
            <text:p>26759009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2183464">
            <text:p>42183464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3523364">
            <text:p>23523364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745801">
            <text:p>19745801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882609">
            <text:p>16882609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1796348">
            <text:p>31796348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772061">
            <text:p>19772061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930821">
            <text:p>21930821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5951674">
            <text:p>15951674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6885045">
            <text:p>26885045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177167">
            <text:p>21177167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1568350">
            <text:p>41568350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3094988">
            <text:p>33094988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0369209">
            <text:p>20369209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3674204">
            <text:p>23674204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8734365">
            <text:p>28734365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8199577">
            <text:p>28199577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4396173">
            <text:p>24396173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8729004">
            <text:p>38729004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5591879">
            <text:p>35591879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760870">
            <text:p>22760870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8816082">
            <text:p>48816082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3526706">
            <text:p>33526706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0913764">
            <text:p>20913764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4805783">
            <text:p>34805783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9491825">
            <text:p>39491825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3783151">
            <text:p>23783151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953566">
            <text:p>16953566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0558985">
            <text:p>30558985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6932431">
            <text:p>26932431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7572215">
            <text:p>27572215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4768260">
            <text:p>34768260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8593459">
            <text:p>18593459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7759549">
            <text:p>27759549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9066958">
            <text:p>29066958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6628503">
            <text:p>26628503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755253">
            <text:p>16755253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4389547">
            <text:p>24389547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5258798">
            <text:p>25258798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9243909">
            <text:p>29243909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2108125">
            <text:p>22108125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4903235">
            <text:p>24903235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2486779">
            <text:p>32486779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8018888">
            <text:p>28018888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2628977">
            <text:p>22628977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51371055">
            <text:p>51371055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8185667">
            <text:p>38185667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0412138">
            <text:p>30412138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6157231">
            <text:p>36157231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1536075">
            <text:p>21536075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1663245">
            <text:p>31663245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2363924">
            <text:p>32363924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6561503">
            <text:p>36561503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4539787">
            <text:p>24539787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4561617">
            <text:p>34561617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0784544">
            <text:p>30784544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1897863">
            <text:p>31897863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9553635">
            <text:p>29553635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6599211">
            <text:p>26599211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5086789">
            <text:p>25086789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8894737">
            <text:p>38894737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2521557">
            <text:p>22521557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2458577">
            <text:p>32458577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1207740">
            <text:p>31207740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8441606">
            <text:p>28441606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2740085">
            <text:p>22740085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0784974">
            <text:p>20784974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7239093">
            <text:p>27239093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3931215">
            <text:p>23931215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5017675">
            <text:p>25017675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2731291">
            <text:p>32731291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7909974">
            <text:p>37909974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5162737">
            <text:p>35162737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9907219">
            <text:p>39907219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7376468">
            <text:p>47376468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4810662">
            <text:p>24810662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1492594">
            <text:p>21492594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9467179">
            <text:p>29467179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7118699">
            <text:p>27118699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2128857">
            <text:p>22128857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0627530">
            <text:p>20627530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4708322">
            <text:p>24708322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7254009">
            <text:p>37254009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3505767">
            <text:p>33505767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58717272">
            <text:p>58717272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0887342">
            <text:p>20887342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0642191">
            <text:p>30642191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1660220">
            <text:p>41660220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5220612">
            <text:p>35220612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2493681">
            <text:p>52493681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0564466">
            <text:p>40564466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9706525">
            <text:p>39706525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4779328">
            <text:p>44779328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8161690">
            <text:p>48161690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3236202">
            <text:p>33236202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8588839">
            <text:p>28588839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4369512">
            <text:p>34369512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6938669">
            <text:p>26938669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0322553">
            <text:p>30322553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9512767">
            <text:p>39512767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0595610">
            <text:p>40595610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2399393">
            <text:p>22399393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9510948">
            <text:p>29510948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7909975">
            <text:p>27909975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2545070">
            <text:p>52545070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5544223">
            <text:p>55544223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2032458">
            <text:p>22032458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3703202">
            <text:p>23703202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5883317">
            <text:p>35883317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78837284">
            <text:p>78837284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5631462">
            <text:p>45631462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5867127">
            <text:p>45867127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3275088">
            <text:p>43275088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7713032">
            <text:p>47713032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5217310">
            <text:p>35217310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1529443">
            <text:p>41529443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9957930">
            <text:p>39957930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1386024">
            <text:p>31386024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4928356">
            <text:p>44928356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2183113">
            <text:p>22183113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8709880">
            <text:p>28709880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1579385">
            <text:p>31579385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2496455">
            <text:p>32496455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71106386">
            <text:p>71106386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60167295">
            <text:p>60167295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5118735">
            <text:p>35118735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4017372">
            <text:p>44017372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7206384">
            <text:p>27206384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6427041">
            <text:p>26427041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3833180">
            <text:p>33833180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1359659">
            <text:p>41359659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9603944">
            <text:p>39603944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6241357">
            <text:p>56241357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4435897">
            <text:p>24435897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6372282">
            <text:p>26372282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76659272">
            <text:p>76659272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3419744">
            <text:p>23419744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5757664">
            <text:p>35757664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1229908">
            <text:p>41229908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3339079">
            <text:p>43339079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0697101">
            <text:p>30697101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6426060">
            <text:p>26426060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7034552">
            <text:p>27034552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4293228">
            <text:p>54293228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3696073">
            <text:p>33696073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1548184">
            <text:p>31548184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1750101">
            <text:p>51750101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7736751">
            <text:p>47736751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8159526">
            <text:p>48159526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8734871">
            <text:p>28734871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9934318">
            <text:p>39934318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5553877">
            <text:p>25553877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61246812">
            <text:p>61246812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3844913">
            <text:p>53844913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9010910">
            <text:p>29010910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1135675">
            <text:p>51135675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5356983">
            <text:p>45356983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9473207">
            <text:p>29473207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0839396">
            <text:p>30839396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73814632">
            <text:p>73814632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7328308">
            <text:p>27328308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0228335">
            <text:p>50228335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5128485">
            <text:p>45128485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5978922">
            <text:p>45978922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2422727">
            <text:p>52422727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6421368">
            <text:p>36421368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7639088">
            <text:p>57639088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6876422">
            <text:p>36876422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6928711">
            <text:p>36928711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8478781">
            <text:p>28478781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9547498">
            <text:p>29547498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8672539">
            <text:p>28672539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8729114">
            <text:p>38729114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9025879">
            <text:p>49025879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6307281">
            <text:p>46307281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7598042">
            <text:p>37598042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74825394">
            <text:p>74825394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1296787">
            <text:p>41296787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3898551">
            <text:p>43898551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1503594">
            <text:p>51503594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5526943">
            <text:p>25526943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4742015">
            <text:p>34742015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68441293">
            <text:p>68441293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7752266">
            <text:p>37752266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8791154">
            <text:p>48791154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6875171">
            <text:p>46875171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3452809">
            <text:p>53452809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5953488">
            <text:p>35953488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1863456">
            <text:p>51863456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9235583">
            <text:p>39235583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0140622">
            <text:p>40140622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6354508">
            <text:p>56354508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6274165">
            <text:p>36274165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7178080">
            <text:p>47178080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3753833">
            <text:p>33753833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3059113">
            <text:p>53059113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8444324">
            <text:p>38444324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6019382">
            <text:p>66019382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9052267">
            <text:p>49052267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9938207">
            <text:p>59938207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71672653">
            <text:p>71672653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9332923">
            <text:p>39332923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1759958">
            <text:p>61759958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6471377">
            <text:p>56471377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0006997">
            <text:p>50006997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73124692">
            <text:p>73124692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0287754">
            <text:p>60287754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6043817">
            <text:p>46043817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3653864">
            <text:p>53653864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7515997">
            <text:p>47515997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0845349">
            <text:p>30845349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2374195">
            <text:p>32374195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1417991">
            <text:p>41417991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7808407">
            <text:p>47808407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4286396">
            <text:p>34286396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81749440">
            <text:p>81749440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3697663">
            <text:p>53697663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0841457">
            <text:p>50841457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78704174">
            <text:p>78704174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8976824">
            <text:p>38976824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7168255">
            <text:p>37168255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4543984">
            <text:p>54543984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6954308">
            <text:p>36954308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1050960">
            <text:p>41050960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4609418">
            <text:p>34609418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3749331">
            <text:p>33749331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74444411">
            <text:p>74444411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9420696">
            <text:p>49420696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2652163">
            <text:p>62652163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5639201">
            <text:p>55639201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8506848">
            <text:p>38506848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7926287">
            <text:p>47926287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8642835">
            <text:p>48642835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4098922">
            <text:p>54098922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8373423">
            <text:p>58373423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6430953">
            <text:p>36430953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9686463">
            <text:p>49686463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3150620">
            <text:p>53150620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5650773">
            <text:p>75650773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2470194">
            <text:p>92470194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8194038">
            <text:p>58194038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9041454">
            <text:p>39041454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4317903">
            <text:p>54317903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3781122">
            <text:p>33781122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81543701">
            <text:p>81543701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3054693">
            <text:p>53054693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7821931">
            <text:p>47821931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7290074">
            <text:p>47290074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5048526">
            <text:p>45048526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0427085">
            <text:p>70427085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83914420">
            <text:p>83914420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2912878">
            <text:p>72912878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0304104">
            <text:p>40304104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6398880">
            <text:p>56398880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1518459">
            <text:p>61518459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3811368">
            <text:p>43811368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5383090">
            <text:p>35383090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1318082">
            <text:p>51318082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7812737">
            <text:p>37812737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7208314">
            <text:p>77208314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4490869">
            <text:p>44490869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2768241">
            <text:p>92768241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5225057">
            <text:p>45225057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3701792">
            <text:p>63701792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7198653">
            <text:p>37198653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4390702">
            <text:p>54390702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32823020">
            <text:p>132823020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85548276">
            <text:p>85548276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0795593">
            <text:p>40795593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2346670">
            <text:p>42346670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8594408">
            <text:p>38594408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8716865">
            <text:p>68716865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6820781">
            <text:p>36820781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4835110">
            <text:p>64835110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1920574">
            <text:p>41920574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7972688">
            <text:p>67972688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6923952">
            <text:p>46923952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7110031">
            <text:p>47110031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6153986">
            <text:p>46153986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7891071">
            <text:p>47891071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7355953">
            <text:p>37355953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82855841">
            <text:p>82855841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5886910">
            <text:p>45886910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6868618">
            <text:p>46868618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6147866">
            <text:p>46147866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87245971">
            <text:p>87245971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0182778">
            <text:p>40182778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85214107">
            <text:p>85214107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5702759">
            <text:p>65702759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9756005">
            <text:p>69756005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74657827">
            <text:p>74657827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75406153">
            <text:p>75406153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7717030">
            <text:p>67717030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5693418">
            <text:p>45693418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13542090">
            <text:p>113542090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7507148">
            <text:p>57507148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5089867">
            <text:p>45089867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3582164">
            <text:p>83582164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6104275">
            <text:p>46104275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4531877">
            <text:p>54531877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70850440">
            <text:p>70850440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9255201">
            <text:p>59255201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5262026">
            <text:p>45262026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3941824">
            <text:p>83941824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6278155">
            <text:p>66278155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4026940">
            <text:p>44026940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2478127">
            <text:p>52478127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6245847">
            <text:p>56245847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8455525">
            <text:p>48455525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3728344">
            <text:p>43728344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7646226">
            <text:p>57646226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9813672">
            <text:p>89813672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70908685">
            <text:p>70908685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4378320">
            <text:p>44378320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0150607">
            <text:p>50150607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2799708">
            <text:p>82799708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2174682">
            <text:p>42174682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8887585">
            <text:p>58887585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5013171">
            <text:p>45013171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0982944">
            <text:p>60982944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5984566">
            <text:p>45984566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4994834">
            <text:p>44994834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8335460">
            <text:p>48335460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8023927">
            <text:p>58023927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3492053">
            <text:p>43492053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70773769">
            <text:p>70773769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4976201">
            <text:p>84976201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9879885">
            <text:p>49879885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5367297">
            <text:p>55367297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1486340">
            <text:p>41486340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4734566">
            <text:p>64734566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8036869">
            <text:p>68036869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90691919">
            <text:p>90691919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75538637">
            <text:p>75538637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1795266">
            <text:p>41795266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2464344">
            <text:p>52464344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4709549">
            <text:p>44709549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2485755">
            <text:p>42485755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1142371">
            <text:p>51142371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81232158">
            <text:p>81232158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9706006">
            <text:p>49706006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10868745">
            <text:p>110868745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6467588">
            <text:p>56467588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3430539">
            <text:p>63430539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2595196">
            <text:p>52595196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3275769">
            <text:p>53275769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6775117">
            <text:p>56775117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9593871">
            <text:p>49593871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8636453">
            <text:p>58636453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99905277">
            <text:p>99905277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4580355">
            <text:p>44580355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9342851">
            <text:p>49342851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85570202">
            <text:p>85570202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11227483">
            <text:p>111227483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77975223">
            <text:p>77975223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9825938">
            <text:p>59825938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4770197">
            <text:p>64770197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9507896">
            <text:p>59507896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96937796">
            <text:p>96937796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80365074">
            <text:p>80365074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5107671">
            <text:p>55107671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6934192">
            <text:p>56934192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23126219">
            <text:p>123126219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1090938">
            <text:p>61090938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2193362">
            <text:p>52193362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75955940">
            <text:p>75955940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1218937">
            <text:p>61218937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9130531">
            <text:p>49130531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7478180">
            <text:p>57478180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91270338">
            <text:p>91270338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79916203">
            <text:p>79916203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60274632">
            <text:p>160274632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5367634">
            <text:p>65367634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8914583">
            <text:p>48914583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0693195">
            <text:p>100693195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29531265">
            <text:p>129531265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0151693">
            <text:p>100151693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90078983">
            <text:p>90078983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8668023">
            <text:p>58668023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9770745">
            <text:p>49770745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7791732">
            <text:p>107791732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8868517">
            <text:p>68868517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12588870">
            <text:p>112588870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8007678">
            <text:p>68007678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9847110">
            <text:p>59847110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78763656">
            <text:p>78763656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2773542">
            <text:p>62773542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5883506">
            <text:p>65883506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0405047">
            <text:p>60405047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08824849">
            <text:p>108824849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22683085">
            <text:p>122683085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6843145">
            <text:p>96843145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01435983">
            <text:p>101435983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4117452">
            <text:p>64117452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8315988">
            <text:p>58315988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27126446">
            <text:p>127126446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2922025">
            <text:p>92922025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5044299">
            <text:p>65044299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5220935">
            <text:p>65220935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6171860">
            <text:p>86171860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6331929">
            <text:p>86331929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1455438">
            <text:p>51455438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9215838">
            <text:p>59215838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7934988">
            <text:p>97934988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7742868">
            <text:p>97742868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9787859">
            <text:p>89787859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6078213">
            <text:p>96078213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7839135">
            <text:p>87839135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4594047">
            <text:p>74594047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34754007">
            <text:p>134754007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35867333">
            <text:p>135867333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16495232">
            <text:p>116495232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02167210">
            <text:p>102167210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8981878">
            <text:p>78981878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4512311">
            <text:p>64512311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26395095">
            <text:p>126395095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9626817">
            <text:p>69626817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4182803">
            <text:p>54182803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6683332">
            <text:p>96683332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6624736">
            <text:p>96624736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0885713">
            <text:p>60885713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02317571">
            <text:p>102317571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7961285">
            <text:p>77961285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19270831">
            <text:p>119270831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02519113">
            <text:p>102519113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0227353">
            <text:p>70227353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8789343">
            <text:p>78789343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14241349">
            <text:p>114241349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2345324">
            <text:p>52345324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5333346">
            <text:p>65333346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6601280">
            <text:p>76601280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5728226">
            <text:p>85728226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0104085">
            <text:p>50104085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12154335">
            <text:p>112154335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05330111">
            <text:p>105330111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2178059">
            <text:p>72178059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7525955">
            <text:p>97525955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3048816">
            <text:p>93048816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0854885">
            <text:p>80854885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1785540">
            <text:p>81785540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6485671">
            <text:p>76485671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0013072">
            <text:p>70013072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6858575">
            <text:p>86858575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99722674">
            <text:p>99722674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1193577">
            <text:p>71193577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9713644">
            <text:p>89713644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4051325">
            <text:p>84051325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16042748">
            <text:p>116042748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9940175">
            <text:p>89940175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32603459">
            <text:p>132603459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2814440">
            <text:p>62814440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59615889">
            <text:p>59615889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38353621">
            <text:p>138353621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3065415">
            <text:p>73065415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7134744">
            <text:p>127134744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94249447">
            <text:p>94249447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3405071">
            <text:p>83405071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1329597">
            <text:p>61329597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9112542">
            <text:p>89112542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52918881">
            <text:p>152918881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4378724">
            <text:p>124378724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5353692">
            <text:p>85353692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8513073">
            <text:p>68513073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37280132">
            <text:p>137280132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63724029">
            <text:p>163724029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4251473">
            <text:p>74251473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2840847">
            <text:p>62840847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2232475">
            <text:p>122232475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93686818">
            <text:p>93686818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09747821">
            <text:p>109747821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1627526">
            <text:p>81627526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31473498">
            <text:p>131473498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2235422">
            <text:p>72235422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11900407">
            <text:p>111900407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5242837">
            <text:p>85242837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4919639">
            <text:p>84919639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0349207">
            <text:p>60349207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170541">
            <text:p>128170541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90724887">
            <text:p>90724887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13775611">
            <text:p>113775611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9172232">
            <text:p>89172232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1608562">
            <text:p>81608562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2247690">
            <text:p>72247690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2574023">
            <text:p>72574023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5515164">
            <text:p>125515164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7518871">
            <text:p>77518871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0948296">
            <text:p>60948296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35158284">
            <text:p>135158284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3193113">
            <text:p>93193113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28660975">
            <text:p>128660975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21105572">
            <text:p>121105572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53694953">
            <text:p>153694953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4641782">
            <text:p>74641782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3348387">
            <text:p>103348387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0066666">
            <text:p>90066666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20917391">
            <text:p>120917391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7864031">
            <text:p>97864031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52068868">
            <text:p>152068868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2369734">
            <text:p>92369734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34990456">
            <text:p>134990456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1882443">
            <text:p>71882443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10866894">
            <text:p>110866894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9445670">
            <text:p>149445670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20779137">
            <text:p>120779137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38058754">
            <text:p>138058754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51275319">
            <text:p>151275319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92637955">
            <text:p>192637955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28965649">
            <text:p>228965649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24100756">
            <text:p>124100756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7209420">
            <text:p>147209420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37236647">
            <text:p>137236647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32999568">
            <text:p>132999568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10893626">
            <text:p>110893626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22616283">
            <text:p>122616283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8271069">
            <text:p>108271069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36053376">
            <text:p>136053376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68953097">
            <text:p>168953097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6350754">
            <text:p>86350754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5879745">
            <text:p>95879745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5384129">
            <text:p>85384129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4798875">
            <text:p>104798875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4023019">
            <text:p>84023019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0085266">
            <text:p>90085266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8178624">
            <text:p>98178624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2080561">
            <text:p>102080561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5523630">
            <text:p>95523630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8202909">
            <text:p>78202909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51153815">
            <text:p>151153815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22456650">
            <text:p>122456650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7216326">
            <text:p>77216326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7148039">
            <text:p>97148039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2132471">
            <text:p>82132471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6314826">
            <text:p>106314826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57662242">
            <text:p>157662242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4014008">
            <text:p>144014008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8376100">
            <text:p>78376100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67526979">
            <text:p>67526979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15725815">
            <text:p>215725815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38140181">
            <text:p>138140181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0479772">
            <text:p>80479772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0486007">
            <text:p>80486007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91077381">
            <text:p>191077381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23628777">
            <text:p>123628777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42039929">
            <text:p>142039929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59697910">
            <text:p>159697910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3631478">
            <text:p>83631478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49932940">
            <text:p>149932940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91011721">
            <text:p>91011721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39598645">
            <text:p>139598645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75768756">
            <text:p>75768756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0591284">
            <text:p>100591284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06093448">
            <text:p>206093448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2132199">
            <text:p>102132199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37673335">
            <text:p>137673335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15617527">
            <text:p>115617527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69004066">
            <text:p>169004066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66393578">
            <text:p>166393578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23899722">
            <text:p>123899722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1837219">
            <text:p>101837219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77458043">
            <text:p>177458043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60780499">
            <text:p>160780499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9410934">
            <text:p>89410934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55016494">
            <text:p>155016494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90030460">
            <text:p>90030460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59737384">
            <text:p>159737384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88110045">
            <text:p>188110045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1900649">
            <text:p>81900649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9043564">
            <text:p>89043564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1954501">
            <text:p>81954501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42101188">
            <text:p>142101188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49648036">
            <text:p>149648036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13697617">
            <text:p>113697617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34921792">
            <text:p>134921792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8566381">
            <text:p>88566381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93852576">
            <text:p>93852576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20041737">
            <text:p>120041737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65632050">
            <text:p>165632050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99027552">
            <text:p>99027552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8836851">
            <text:p>88836851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4348168">
            <text:p>104348168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0504469">
            <text:p>100504469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303349047">
            <text:p>303349047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23791839">
            <text:p>123791839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04866898">
            <text:p>204866898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59891144">
            <text:p>159891144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94862299">
            <text:p>94862299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98152908">
            <text:p>98152908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3980787">
            <text:p>83980787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91965822">
            <text:p>91965822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35970683">
            <text:p>135970683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3899899">
            <text:p>143899899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7731604">
            <text:p>107731604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18910835">
            <text:p>118910835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93391613">
            <text:p>93391613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53660159">
            <text:p>153660159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66326451">
            <text:p>166326451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4003163">
            <text:p>84003163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2817523">
            <text:p>102817523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93047617">
            <text:p>93047617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53007852">
            <text:p>153007852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79657318">
            <text:p>179657318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1954216">
            <text:p>141954216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93919736">
            <text:p>193919736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87115276">
            <text:p>187115276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72028620">
            <text:p>172028620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27657233">
            <text:p>127657233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3016703">
            <text:p>143016703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27753757">
            <text:p>127753757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8021561">
            <text:p>148021561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76838212">
            <text:p>76838212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03072211">
            <text:p>203072211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6372715">
            <text:p>86372715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11493404">
            <text:p>111493404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16820632">
            <text:p>116820632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28363393">
            <text:p>128363393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0684846">
            <text:p>140684846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98895645">
            <text:p>98895645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51397006">
            <text:p>151397006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65587522">
            <text:p>165587522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11504902">
            <text:p>111504902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15980054">
            <text:p>115980054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07018862">
            <text:p>207018862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27922973">
            <text:p>127922973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20321882">
            <text:p>120321882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91693182">
            <text:p>91693182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14458805">
            <text:p>114458805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12753010">
            <text:p>112753010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25485257">
            <text:p>125485257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50885067">
            <text:p>150885067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2334164">
            <text:p>102334164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6534285">
            <text:p>86534285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15427398">
            <text:p>115427398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51392228">
            <text:p>151392228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1953505">
            <text:p>141953505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98018443">
            <text:p>198018443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26060055">
            <text:p>326060055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55411122">
            <text:p>155411122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27117880">
            <text:p>127117880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28686718">
            <text:p>128686718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21571364">
            <text:p>121571364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55879186">
            <text:p>155879186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23454884">
            <text:p>123454884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90159950">
            <text:p>190159950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34999497">
            <text:p>134999497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3986119">
            <text:p>143986119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78438302">
            <text:p>178438302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09899408">
            <text:p>109899408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54513655">
            <text:p>154513655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99306249">
            <text:p>299306249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18724289">
            <text:p>218724289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42301090">
            <text:p>242301090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99909852">
            <text:p>299909852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92324938">
            <text:p>192324938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85579604">
            <text:p>185579604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33035690">
            <text:p>133035690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60920169">
            <text:p>160920169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30988211">
            <text:p>130988211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57286927">
            <text:p>157286927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28663338">
            <text:p>128663338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53456892">
            <text:p>153456892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59135886">
            <text:p>159135886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82830769">
            <text:p>182830769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62843314">
            <text:p>162843314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96140328">
            <text:p>196140328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90393463">
            <text:p>190393463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60547883">
            <text:p>160547883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64643313">
            <text:p>164643313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41105404">
            <text:p>241105404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91052977">
            <text:p>191052977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94219703">
            <text:p>94219703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39257214">
            <text:p>139257214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59633180">
            <text:p>159633180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32302575">
            <text:p>132302575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16716948">
            <text:p>116716948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27784896">
            <text:p>127784896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39857972">
            <text:p>139857972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01150954">
            <text:p>101150954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84686007">
            <text:p>184686007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83509163">
            <text:p>183509163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69417399">
            <text:p>169417399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09928922">
            <text:p>209928922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11811122">
            <text:p>111811122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20603754">
            <text:p>120603754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09563506">
            <text:p>109563506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97876164">
            <text:p>197876164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76474675">
            <text:p>176474675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55406925">
            <text:p>155406925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17586019">
            <text:p>217586019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64015451">
            <text:p>164015451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89076106">
            <text:p>189076106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35928105">
            <text:p>135928105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44323550">
            <text:p>144323550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17656995">
            <text:p>117656995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25518520">
            <text:p>125518520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30190778">
            <text:p>130190778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55648353">
            <text:p>155648353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78310883">
            <text:p>178310883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40447282">
            <text:p>140447282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45828685">
            <text:p>145828685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49173499">
            <text:p>149173499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50437687">
            <text:p>150437687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81788986">
            <text:p>281788986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37822485">
            <text:p>137822485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18222944">
            <text:p>218222944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36914465">
            <text:p>136914465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35010425">
            <text:p>135010425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45376175">
            <text:p>145376175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55489150">
            <text:p>255489150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48950795">
            <text:p>248950795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50398397">
            <text:p>250398397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95303020">
            <text:p>195303020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35089124">
            <text:p>135089124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51271430">
            <text:p>151271430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54090388">
            <text:p>154090388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18436192">
            <text:p>218436192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18456573">
            <text:p>118456573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75923790">
            <text:p>175923790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06156101">
            <text:p>206156101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46807008">
            <text:p>146807008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59370634">
            <text:p>159370634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25052102">
            <text:p>125052102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28468586">
            <text:p>228468586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00748915">
            <text:p>200748915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28480861">
            <text:p>128480861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62001120">
            <text:p>162001120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34285619">
            <text:p>134285619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68387220">
            <text:p>268387220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29264440">
            <text:p>129264440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56787519">
            <text:p>156787519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65439268">
            <text:p>165439268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50352099">
            <text:p>150352099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00532640">
            <text:p>100532640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79858271">
            <text:p>179858271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72247130">
            <text:p>172247130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11609505">
            <text:p>111609505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57556025">
            <text:p>257556025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59800937">
            <text:p>159800937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09948242">
            <text:p>209948242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52949031">
            <text:p>152949031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50053139">
            <text:p>150053139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75234855">
            <text:p>375234855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18894432">
            <text:p>218894432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26401492">
            <text:p>226401492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30748599">
            <text:p>230748599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45730963">
            <text:p>145730963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72488293">
            <text:p>172488293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25722311">
            <text:p>225722311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51960223">
            <text:p>151960223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09982664">
            <text:p>209982664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53470903">
            <text:p>153470903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34381000">
            <text:p>134381000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29920238">
            <text:p>229920238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66580406">
            <text:p>166580406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70864998">
            <text:p>170864998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78335865">
            <text:p>178335865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23075202">
            <text:p>223075202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34252483">
            <text:p>134252483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49303003">
            <text:p>149303003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86262034">
            <text:p>186262034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53785806">
            <text:p>153785806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51642466">
            <text:p>151642466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50012701">
            <text:p>150012701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35017285">
            <text:p>135017285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55917034">
            <text:p>155917034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48565978">
            <text:p>248565978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33028476">
            <text:p>133028476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17347420">
            <text:p>217347420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09466499">
            <text:p>209466499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59356607">
            <text:p>159356607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94284976">
            <text:p>194284976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32295911">
            <text:p>132295911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12036825">
            <text:p>112036825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26961839">
            <text:p>126961839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61472802">
            <text:p>161472802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81319616">
            <text:p>281319616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20732329">
            <text:p>120732329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57356774">
            <text:p>157356774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40306219">
            <text:p>140306219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27916505">
            <text:p>127916505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60335063">
            <text:p>260335063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25884727">
            <text:p>125884727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57773415">
            <text:p>157773415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21626631">
            <text:p>121626631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00537474">
            <text:p>200537474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83250626">
            <text:p>183250626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06635017">
            <text:p>206635017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36641895">
            <text:p>236641895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15299253">
            <text:p>115299253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17202358">
            <text:p>217202358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13504650">
            <text:p>213504650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95344823">
            <text:p>195344823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53229947">
            <text:p>153229947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16859689">
            <text:p>216859689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28911102">
            <text:p>228911102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28719384">
            <text:p>228719384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36087800">
            <text:p>236087800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15542110">
            <text:p>215542110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42938104">
            <text:p>142938104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02736754">
            <text:p>202736754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69828039">
            <text:p>169828039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23540702">
            <text:p>223540702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31028698">
            <text:p>131028698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93168711">
            <text:p>293168711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11045134">
            <text:p>411045134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17685155">
            <text:p>217685155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50089268">
            <text:p>150089268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65245229">
            <text:p>265245229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46205967">
            <text:p>146205967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33577056">
            <text:p>233577056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00863878">
            <text:p>200863878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85362041">
            <text:p>185362041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02302401">
            <text:p>202302401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55467345">
            <text:p>155467345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09568799">
            <text:p>209568799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93193862">
            <text:p>193193862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16563671">
            <text:p>216563671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19256850">
            <text:p>219256850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08683805">
            <text:p>208683805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16348214">
            <text:p>216348214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83257734">
            <text:p>283257734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11575524">
            <text:p>211575524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86601837">
            <text:p>186601837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89087749">
            <text:p>289087749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42303597">
            <text:p>242303597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55356990">
            <text:p>355356990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95092027">
            <text:p>195092027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79523913">
            <text:p>179523913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42676507">
            <text:p>142676507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04225975">
            <text:p>204225975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09636573">
            <text:p>209636573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26722340">
            <text:p>126722340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65044605">
            <text:p>165044605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57487629">
            <text:p>357487629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66308768">
            <text:p>266308768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87934771">
            <text:p>187934771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66741369">
            <text:p>266741369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85383139">
            <text:p>285383139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27422791">
            <text:p>227422791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78789335">
            <text:p>178789335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42109974">
            <text:p>142109974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97264984">
            <text:p>297264984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59009619">
            <text:p>259009619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91260317">
            <text:p>191260317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64279386">
            <text:p>264279386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30327792">
            <text:p>230327792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67528776">
            <text:p>167528776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87079104">
            <text:p>187079104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76265510">
            <text:p>276265510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82107140">
            <text:p>182107140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81409616">
            <text:p>181409616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17855684">
            <text:p>217855684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52312619">
            <text:p>152312619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75306435">
            <text:p>475306435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22956392">
            <text:p>222956392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83898632">
            <text:p>183898632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73263236">
            <text:p>273263236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68204373">
            <text:p>268204373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28494369">
            <text:p>428494369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20674247">
            <text:p>220674247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63748730">
            <text:p>263748730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80781512">
            <text:p>180781512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78554502">
            <text:p>178554502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07376753">
            <text:p>207376753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65170464">
            <text:p>165170464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55376610">
            <text:p>155376610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61583760">
            <text:p>161583760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84328477">
            <text:p>284328477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32729926">
            <text:p>332729926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36356595">
            <text:p>136356595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44427718">
            <text:p>244427718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27418953">
            <text:p>427418953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21174787">
            <text:p>221174787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69497396">
            <text:p>269497396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90696831">
            <text:p>190696831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31517478">
            <text:p>431517478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06603093">
            <text:p>206603093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50279905">
            <text:p>150279905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65793522">
            <text:p>165793522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79903092">
            <text:p>379903092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17833556">
            <text:p>217833556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75436774">
            <text:p>175436774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52385428">
            <text:p>152385428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52947453">
            <text:p>152947453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28027992">
            <text:p>228027992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92139505">
            <text:p>292139505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57107812">
            <text:p>257107812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42572843">
            <text:p>142572843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12830232">
            <text:p>312830232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19151571">
            <text:p>219151571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89086453">
            <text:p>289086453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42518439">
            <text:p>242518439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16548652">
            <text:p>316548652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46899989">
            <text:p>346899989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66629862">
            <text:p>266629862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33836795">
            <text:p>233836795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33115630">
            <text:p>333115630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19976320">
            <text:p>219976320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32602844">
            <text:p>232602844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09455638">
            <text:p>409455638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32934125">
            <text:p>332934125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92680857">
            <text:p>292680857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29318099">
            <text:p>229318099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41070690">
            <text:p>241070690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93117101">
            <text:p>193117101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10432394">
            <text:p>210432394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81069878">
            <text:p>181069878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16599556">
            <text:p>316599556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71803260">
            <text:p>171803260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29789336">
            <text:p>229789336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57462399">
            <text:p>257462399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523166645">
            <text:p>523166645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64312900">
            <text:p>264312900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05702237">
            <text:p>205702237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89952579">
            <text:p>189952579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06016005">
            <text:p>206016005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69335248">
            <text:p>269335248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55090617">
            <text:p>155090617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97823304">
            <text:p>297823304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99393108">
            <text:p>299393108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38262558">
            <text:p>238262558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15142491">
            <text:p>215142491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41839536">
            <text:p>241839536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24692133">
            <text:p>224692133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28478110">
            <text:p>328478110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04202503">
            <text:p>204202503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72186742">
            <text:p>172186742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14587057">
            <text:p>214587057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88583491">
            <text:p>188583491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86523918">
            <text:p>286523918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94453229">
            <text:p>294453229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43742036">
            <text:p>243742036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77792861">
            <text:p>177792861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54818196">
            <text:p>154818196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23180024">
            <text:p>223180024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14633822">
            <text:p>214633822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96352052">
            <text:p>196352052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16734819">
            <text:p>216734819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23403706">
            <text:p>223403706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44817388">
            <text:p>344817388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88464036">
            <text:p>288464036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78206619">
            <text:p>178206619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72076874">
            <text:p>272076874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35226672">
            <text:p>235226672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73108987">
            <text:p>173108987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41232915">
            <text:p>241232915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73478511">
            <text:p>173478511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91012411">
            <text:p>291012411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77357233">
            <text:p>477357233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29645127">
            <text:p>229645127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23741195">
            <text:p>223741195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51541009">
            <text:p>451541009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93187832">
            <text:p>193187832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82573512">
            <text:p>182573512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93091221">
            <text:p>293091221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06528420">
            <text:p>306528420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45540947">
            <text:p>445540947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93884105">
            <text:p>193884105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95630533">
            <text:p>195630533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39489820">
            <text:p>239489820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86766906">
            <text:p>286766906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02295417">
            <text:p>202295417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86220057">
            <text:p>186220057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92030226">
            <text:p>292030226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43620226">
            <text:p>343620226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35358269">
            <text:p>335358269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99893535">
            <text:p>299893535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43400232">
            <text:p>243400232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84013718">
            <text:p>184013718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24791829">
            <text:p>324791829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37434800">
            <text:p>237434800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11957070">
            <text:p>411957070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03017256">
            <text:p>303017256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12814227">
            <text:p>212814227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46593589">
            <text:p>246593589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53085440">
            <text:p>353085440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96820839">
            <text:p>396820839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74294216">
            <text:p>174294216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93081682">
            <text:p>393081682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24124832">
            <text:p>324124832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29650028">
            <text:p>229650028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93677146">
            <text:p>393677146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03286841">
            <text:p>303286841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29335407">
            <text:p>229335407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95282456">
            <text:p>295282456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98226049">
            <text:p>198226049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91020294">
            <text:p>291020294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82507811">
            <text:p>282507811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77676651">
            <text:p>277676651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99714883">
            <text:p>299714883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91122512">
            <text:p>191122512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08885073">
            <text:p>208885073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09469367">
            <text:p>209469367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72415718">
            <text:p>272415718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33056840">
            <text:p>333056840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76166264">
            <text:p>476166264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44181608">
            <text:p>344181608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15864485">
            <text:p>315864485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29868859">
            <text:p>329868859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57307098">
            <text:p>357307098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43456235">
            <text:p>243456235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22864756">
            <text:p>422864756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28648808">
            <text:p>228648808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26472908">
            <text:p>226472908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46713163">
            <text:p>246713163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64001767">
            <text:p>264001767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65172837">
            <text:p>365172837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67259929">
            <text:p>267259929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88730917">
            <text:p>288730917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96203998">
            <text:p>196203998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26173595">
            <text:p>326173595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50495777">
            <text:p>350495777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66579883">
            <text:p>366579883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02430080">
            <text:p>202430080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38799022">
            <text:p>238799022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72901622">
            <text:p>472901622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35940732">
            <text:p>235940732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31104121">
            <text:p>331104121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40001340">
            <text:p>340001340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53562854">
            <text:p>253562854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04447974">
            <text:p>404447974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47046868">
            <text:p>247046868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10582104">
            <text:p>210582104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16275157">
            <text:p>216275157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49843038">
            <text:p>349843038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79323601">
            <text:p>179323601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24449315">
            <text:p>324449315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47220025">
            <text:p>347220025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98198092">
            <text:p>198198092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18070721">
            <text:p>218070721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17784724">
            <text:p>317784724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28420552">
            <text:p>428420552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72824153">
            <text:p>372824153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99153655">
            <text:p>199153655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53691166">
            <text:p>353691166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24920259">
            <text:p>324920259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63179582">
            <text:p>263179582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88889014">
            <text:p>188889014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63220163">
            <text:p>263220163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04279840">
            <text:p>304279840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36997498">
            <text:p>236997498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98256844">
            <text:p>298256844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99369149">
            <text:p>299369149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39502190">
            <text:p>239502190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27895519">
            <text:p>227895519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35469710">
            <text:p>435469710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34245329">
            <text:p>234245329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52263974">
            <text:p>452263974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52714701">
            <text:p>252714701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15756545">
            <text:p>215756545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32814195">
            <text:p>332814195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25875185">
            <text:p>225875185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09317462">
            <text:p>509317462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23592728">
            <text:p>323592728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65368622">
            <text:p>265368622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78426995">
            <text:p>378426995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13344130">
            <text:p>413344130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59622860">
            <text:p>359622860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27418045">
            <text:p>227418045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82907120">
            <text:p>282907120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64868111">
            <text:p>364868111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93398096">
            <text:p>393398096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97698445">
            <text:p>197698445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35500358">
            <text:p>335500358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56005999">
            <text:p>456005999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86752431">
            <text:p>386752431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09785901">
            <text:p>309785901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63854295">
            <text:p>363854295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29115855">
            <text:p>429115855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54195436">
            <text:p>254195436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84005856">
            <text:p>384005856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17956011">
            <text:p>217956011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04049970">
            <text:p>404049970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82934778">
            <text:p>282934778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32680866">
            <text:p>332680866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42907392">
            <text:p>242907392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51939987">
            <text:p>351939987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59694090">
            <text:p>259694090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11378859">
            <text:p>411378859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59522785">
            <text:p>259522785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49501458">
            <text:p>249501458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84602582">
            <text:p>284602582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08276678">
            <text:p>308276678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94017222">
            <text:p>294017222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14175687">
            <text:p>514175687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01975566">
            <text:p>201975566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64920994">
            <text:p>364920994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05255125">
            <text:p>205255125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91185410">
            <text:p>291185410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24725367">
            <text:p>224725367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58206942">
            <text:p>358206942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37076147">
            <text:p>437076147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639892127">
            <text:p>639892127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20660512">
            <text:p>320660512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50805819">
            <text:p>350805819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92700648">
            <text:p>292700648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45915929">
            <text:p>345915929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31730115">
            <text:p>231730115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22484594">
            <text:p>322484594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72838258">
            <text:p>272838258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33548190">
            <text:p>433548190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92143087">
            <text:p>592143087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27422717">
            <text:p>427422717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08305878">
            <text:p>508305878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12233065">
            <text:p>412233065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78552850">
            <text:p>378552850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71464085">
            <text:p>271464085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38072088">
            <text:p>338072088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43908195">
            <text:p>243908195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40566789">
            <text:p>240566789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90866814">
            <text:p>290866814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45992528">
            <text:p>245992528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34645203">
            <text:p>334645203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48664041">
            <text:p>348664041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67504463">
            <text:p>367504463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45386453">
            <text:p>545386453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40126519">
            <text:p>440126519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58552747">
            <text:p>558552747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43518823">
            <text:p>243518823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08727884">
            <text:p>408727884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55890678">
            <text:p>455890678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82050261">
            <text:p>482050261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46615380">
            <text:p>246615380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61911684">
            <text:p>261911684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04215780">
            <text:p>404215780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46083056">
            <text:p>346083056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50508087">
            <text:p>450508087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02180899">
            <text:p>502180899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97489297">
            <text:p>297489297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81384178">
            <text:p>481384178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25613758">
            <text:p>325613758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78041358">
            <text:p>378041358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02170011">
            <text:p>302170011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81204663">
            <text:p>481204663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53024997">
            <text:p>353024997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76230789">
            <text:p>476230789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06570617">
            <text:p>306570617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91696324">
            <text:p>391696324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81512249">
            <text:p>281512249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19283208">
            <text:p>319283208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96454497">
            <text:p>396454497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88141217">
            <text:p>488141217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673057176">
            <text:p>673057176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75451808">
            <text:p>475451808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32847278">
            <text:p>432847278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41762751">
            <text:p>441762751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69755930">
            <text:p>469755930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18115144">
            <text:p>418115144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680206756">
            <text:p>680206756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58962613">
            <text:p>558962613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43817442">
            <text:p>343817442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82512194">
            <text:p>482512194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76710560">
            <text:p>276710560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68872252">
            <text:p>368872252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83029445">
            <text:p>283029445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88947610">
            <text:p>488947610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60475162">
            <text:p>360475162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44057687">
            <text:p>444057687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29763617">
            <text:p>329763617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89010467">
            <text:p>489010467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71635938">
            <text:p>771635938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78261055">
            <text:p>478261055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90573133">
            <text:p>290573133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51174804">
            <text:p>551174804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32798767">
            <text:p>432798767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664977839">
            <text:p>664977839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21607549">
            <text:p>521607549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31558725">
            <text:p>431558725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52389446">
            <text:p>352389446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676279766">
            <text:p>676279766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05299583">
            <text:p>505299583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05861883">
            <text:p>405861883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87516392">
            <text:p>87516392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01433033">
            <text:p>401433033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38765075">
            <text:p>538765075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16167906">
            <text:p>416167906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50757307">
            <text:p>350757307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694590774">
            <text:p>694590774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12555811">
            <text:p>312555811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13317724">
            <text:p>513317724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11361805">
            <text:p>411361805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38601146">
            <text:p>438601146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15783981">
            <text:p>315783981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51064043">
            <text:p>351064043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70348547">
            <text:p>370348547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51585229">
            <text:p>551585229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33516868">
            <text:p>333516868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64067092">
            <text:p>364067092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98844290">
            <text:p>398844290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14790720">
            <text:p>414790720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00516820">
            <text:p>300516820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30475040">
            <text:p>330475040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01775735">
            <text:p>301775735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99543444">
            <text:p>699543444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22413983">
            <text:p>422413983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6927432">
            <text:p>56927432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42145330">
            <text:p>442145330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51171117">
            <text:p>451171117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76347147">
            <text:p>576347147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96835491">
            <text:p>696835491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34428356">
            <text:p>534428356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98559838">
            <text:p>598559838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97077055">
            <text:p>397077055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71269507">
            <text:p>671269507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10539294">
            <text:p>410539294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23211685">
            <text:p>523211685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915167462">
            <text:p>915167462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831586645">
            <text:p>831586645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18071684">
            <text:p>418071684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24622126">
            <text:p>524622126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56908427">
            <text:p>656908427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61311707">
            <text:p>561311707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95548445">
            <text:p>295548445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26851988">
            <text:p>326851988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32272033">
            <text:p>332272033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65930067">
            <text:p>665930067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37015126">
            <text:p>437015126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88129072">
            <text:p>488129072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22958361">
            <text:p>422958361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18960305">
            <text:p>718960305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943243200">
            <text:p>943243200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15348923">
            <text:p>315348923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04066036">
            <text:p>704066036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45263826">
            <text:p>545263826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75681459">
            <text:p>575681459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66822395">
            <text:p>566822395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79456805">
            <text:p>379456805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94665138">
            <text:p>594665138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27387016">
            <text:p>627387016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93866290">
            <text:p>493866290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35670258">
            <text:p>635670258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42822735">
            <text:p>442822735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51748414">
            <text:p>451748414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90870533">
            <text:p>490870533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04491874">
            <text:p>404491874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39274152">
            <text:p>639274152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67614136">
            <text:p>367614136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46405027">
            <text:p>346405027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38582043">
            <text:p>538582043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61234587">
            <text:p>661234587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36038397">
            <text:p>536038397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98467518">
            <text:p>498467518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48584414">
            <text:p>748584414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48850025">
            <text:p>348850025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77069342">
            <text:p>777069342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63174154">
            <text:p>463174154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23689571">
            <text:p>523689571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4251148">
            <text:p>934251148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815350084">
            <text:p>815350084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97593130">
            <text:p>997593130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848330957">
            <text:p>848330957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03351841">
            <text:p>503351841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74579058">
            <text:p>674579058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76253481">
            <text:p>476253481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38776684">
            <text:p>438776684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31987752">
            <text:p>431987752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804416780">
            <text:p>804416780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27871496">
            <text:p>427871496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76713439">
            <text:p>376713439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88354550">
            <text:p>188354550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10356158">
            <text:p>410356158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93493721">
            <text:p>493493721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16184331">
            <text:p>516184331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12834138">
            <text:p>512834138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62515401">
            <text:p>462515401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09685084">
            <text:p>409685084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78834001">
            <text:p>478834001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49696918">
            <text:p>549696918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841571038">
            <text:p>841571038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48264472">
            <text:p>448264472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82691484">
            <text:p>682691484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26134238">
            <text:p>526134238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55126657">
            <text:p>455126657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88079251">
            <text:p>588079251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16068343">
            <text:p>316068343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48989045">
            <text:p>348989045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72254711">
            <text:p>672254711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86693635">
            <text:p>486693635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23988709">
            <text:p>523988709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90199753">
            <text:p>290199753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52430639">
            <text:p>452430639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47167645">
            <text:p>747167645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37169379">
            <text:p>637169379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60799641">
            <text:p>660799641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76282585">
            <text:p>776282585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49541079">
            <text:p>749541079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61191536">
            <text:p>461191536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72685359">
            <text:p>372685359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83773456">
            <text:p>383773456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61755635">
            <text:p>461755635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82641000">
            <text:p>482641000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65293432">
            <text:p>365293432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46047738">
            <text:p>746047738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844627405">
            <text:p>844627405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04858137">
            <text:p>404858137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40697859">
            <text:p>340697859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53475175">
            <text:p>353475175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20712110">
            <text:p>420712110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826583071">
            <text:p>826583071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73474308">
            <text:p>373474308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23692925">
            <text:p>723692925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26482172">
            <text:p>426482172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31783110">
            <text:p>531783110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81685416">
            <text:p>481685416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50730732">
            <text:p>450730732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08046726">
            <text:p>608046726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31469804">
            <text:p>631469804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15713082">
            <text:p>315713082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12727555">
            <text:p>412727555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40025683">
            <text:p>340025683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913639529">
            <text:p>913639529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75170760">
            <text:p>375170760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98780849">
            <text:p>398780849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65815991">
            <text:p>365815991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30797215">
            <text:p>430797215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48045962">
            <text:p>348045962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07888453">
            <text:p>707888453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08818159">
            <text:p>508818159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42630475">
            <text:p>342630475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45231176">
            <text:p>445231176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63745909">
            <text:p>363745909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39095226">
            <text:p>639095226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61614571">
            <text:p>561614571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02122200">
            <text:p>302122200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290963147">
            <text:p>290963147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8338347">
            <text:p>48338347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65031686">
            <text:p>565031686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61672989">
            <text:p>661672989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28572233">
            <text:p>328572233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22831101">
            <text:p>722831101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74073583">
            <text:p>574073583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75797315">
            <text:p>475797315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79417620">
            <text:p>479417620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279848277">
            <text:p>279848277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77549026">
            <text:p>577549026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96291261">
            <text:p>396291261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58286466">
            <text:p>658286466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89057693">
            <text:p>589057693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85154203">
            <text:p>485154203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98843977">
            <text:p>398843977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29097808">
            <text:p>629097808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930738911">
            <text:p>930738911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37360753">
            <text:p>437360753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44619152">
            <text:p>444619152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15543151">
            <text:p>615543151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76498239">
            <text:p>376498239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17993162">
            <text:p>317993162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18433864">
            <text:p>418433864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53388087">
            <text:p>353388087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49434405">
            <text:p>349434405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32511663">
            <text:p>332511663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65159921">
            <text:p>765159921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879325341">
            <text:p>879325341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77564991">
            <text:p>377564991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79816347">
            <text:p>379816347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96649117">
            <text:p>496649117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62029013">
            <text:p>562029013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07269039">
            <text:p>307269039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30734065">
            <text:p>430734065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87943468">
            <text:p>87943468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25475867">
            <text:p>325475867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832250674">
            <text:p>832250674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98295751">
            <text:p>98295751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844990852">
            <text:p>844990852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892839386">
            <text:p>892839386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31800919">
            <text:p>531800919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01203418">
            <text:p>101203418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07923188">
            <text:p>607923188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83390022">
            <text:p>383390022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69163849">
            <text:p>569163849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62156575">
            <text:p>762156575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863037879">
            <text:p>863037879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41293112">
            <text:p>441293112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837537474">
            <text:p>837537474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59409540">
            <text:p>659409540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18127246">
            <text:p>618127246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63919774">
            <text:p>763919774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01380752">
            <text:p>701380752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00524824">
            <text:p>600524824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211875471">
            <text:p>211875471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18723110">
            <text:p>618723110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28214770">
            <text:p>328214770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88075733">
            <text:p>588075733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236766075">
            <text:p>236766075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63266426">
            <text:p>463266426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66903337">
            <text:p>766903337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27252971">
            <text:p>627252971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96287918">
            <text:p>696287918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36623904">
            <text:p>436623904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923955412">
            <text:p>923955412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38018675">
            <text:p>438018675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952954081">
            <text:p>952954081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56726268">
            <text:p>556726268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72920799">
            <text:p>372920799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37791070">
            <text:p>737791070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02119597">
            <text:p>402119597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55251539">
            <text:p>655251539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88560358">
            <text:p>588560358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36525256">
            <text:p>536525256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28761599">
            <text:p>528761599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09367973">
            <text:p>609367973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76134372">
            <text:p>476134372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06530564">
            <text:p>506530564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9067419">
            <text:p>59067419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15494602">
            <text:p>615494602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62079159">
            <text:p>662079159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63631990">
            <text:p>663631990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99346316">
            <text:p>399346316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34340270">
            <text:p>434340270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46565119">
            <text:p>546565119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826495323">
            <text:p>826495323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77892223">
            <text:p>377892223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10156993">
            <text:p>510156993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66195174">
            <text:p>466195174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29352385">
            <text:p>329352385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94446800">
            <text:p>394446800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4855319">
            <text:p>64855319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38914286">
            <text:p>438914286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814154279">
            <text:p>814154279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61243771">
            <text:p>561243771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61371371">
            <text:p>761371371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36427074">
            <text:p>336427074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12601234">
            <text:p>512601234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950600503">
            <text:p>950600503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87702476">
            <text:p>387702476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98458689">
            <text:p>698458689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66356730">
            <text:p>666356730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30502631">
            <text:p>430502631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29365345">
            <text:p>329365345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32620397">
            <text:p>732620397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51016630">
            <text:p>451016630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71830625">
            <text:p>471830625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93851426">
            <text:p>493851426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59711850">
            <text:p>559711850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82570450">
            <text:p>382570450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68671662">
            <text:p>768671662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831903033">
            <text:p>831903033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49071302">
            <text:p>649071302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54501970">
            <text:p>454501970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23969626">
            <text:p>423969626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79915860">
            <text:p>679915860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00689948">
            <text:p>500689948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92171664">
            <text:p>692171664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63658812">
            <text:p>563658812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41053389">
            <text:p>441053389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24691499">
            <text:p>724691499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44116231">
            <text:p>644116231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59083385">
            <text:p>559083385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44239894">
            <text:p>744239894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32637221">
            <text:p>432637221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97383825">
            <text:p>497383825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06736387">
            <text:p>506736387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65271323">
            <text:p>465271323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45556459">
            <text:p>545556459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12859461">
            <text:p>612859461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40108131">
            <text:p>440108131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05746524">
            <text:p>405746524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15146583">
            <text:p>715146583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387757424">
            <text:p>387757424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86577891">
            <text:p>586577891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59143397">
            <text:p>659143397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10815456">
            <text:p>710815456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75386221">
            <text:p>175386221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88302642">
            <text:p>688302642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19585828">
            <text:p>619585828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71863964">
            <text:p>571863964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77310388">
            <text:p>677310388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80853849">
            <text:p>480853849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09929636">
            <text:p>409929636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24285436">
            <text:p>424285436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45191451">
            <text:p>545191451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884284997">
            <text:p>884284997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367569629">
            <text:p>367569629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14329957">
            <text:p>414329957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43477039">
            <text:p>443477039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93070673">
            <text:p>93070673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52905981">
            <text:p>652905981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09064101">
            <text:p>509064101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51016099">
            <text:p>451016099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64351634">
            <text:p>464351634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03264246">
            <text:p>603264246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391508789">
            <text:p>391508789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84154960">
            <text:p>484154960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42499163">
            <text:p>442499163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931324920">
            <text:p>931324920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33734116">
            <text:p>33734116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219781708">
            <text:p>219781708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40124652">
            <text:p>440124652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952170853">
            <text:p>95217085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0446883">
            <text:p>65044688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92501836">
            <text:p>49250183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68271140">
            <text:p>46827114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4789639">
            <text:p>61478963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38609305">
            <text:p>43860930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0131567">
            <text:p>61013156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63483014">
            <text:p>36348301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97296640">
            <text:p>39729664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41900626">
            <text:p>34190062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8547166">
            <text:p>59854716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43368533">
            <text:p>44336853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46560499">
            <text:p>34656049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4378079">
            <text:p>63437807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1026061">
            <text:p>50102606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88933376">
            <text:p>38893337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88590089">
            <text:p>38859008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22135521">
            <text:p>52213552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42950644">
            <text:p>34295064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2977211">
            <text:p>61297721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8368589">
            <text:p>35836858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76108373">
            <text:p>57610837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97587154">
            <text:p>39758715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20508382">
            <text:p>32050838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31042475">
            <text:p>33104247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2106355">
            <text:p>60210635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48984518">
            <text:p>54898451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3665635">
            <text:p>59366563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85939722">
            <text:p>58593972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64409889">
            <text:p>66440988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0643302">
            <text:p>50064330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2632042">
            <text:p>45263204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8773074">
            <text:p>65877307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68313315">
            <text:p>46831331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24815131">
            <text:p>62481513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6827288">
            <text:p>59682728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87260619">
            <text:p>68726061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5108161">
            <text:p>65510816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3923883">
            <text:p>59392388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1551646">
            <text:p>59155164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28747465">
            <text:p>62874746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7620324">
            <text:p>50762032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78885786">
            <text:p>37888578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83832500">
            <text:p>38383250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46425284">
            <text:p>44642528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0205617">
            <text:p>5902056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68867287">
            <text:p>36886728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83860767">
            <text:p>48386076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37469156">
            <text:p>43746915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85074508">
            <text:p>48507450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81621334">
            <text:p>581621334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01T15:25:53.13</dc:date>
    <meta:generator>LibreOffice/4.0.2.2$Windows_x86 LibreOffice_project/4c82dcdd6efcd48b1d8bba66bfe1989deee49c3</meta:generator>
    <meta:editing-duration>P0D</meta:editing-duration>
    <meta:editing-cycles>1</meta:editing-cycles>
    <meta:document-statistic meta:table-count="1" meta:cell-count="47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2000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1cm" chart:symbol-height="0.1cm">
        <chart:symbol-image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cm" chart:symbol-height="0.1cm">
        <chart:symbol-image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968cm" svg:height="10.401cm" xlink:href=".." xlink:type="simple" chart:class="chart:line" chart:style-name="ch1">
        <chart:legend chart:legend-position="end" svg:x="16.758cm" svg:y="4.626cm" style:legend-expansion="high" chart:style-name="ch2"/>
        <chart:plot-area chart:style-name="ch3" table:cell-range-address="Hoja1.E1:Hoja1.G47" chart:data-source-has-labels="both" svg:x="0.829cm" svg:y="0.967cm" svg:width="15.171cm" svg:height="8.806cm">
          <chartooo:coordinate-region svg:x="2.932cm" svg:y="1.18cm" svg:width="12.881cm" svg:height="7.496cm"/>
          <chart:axis chart:dimension="x" chart:name="primary-x" chart:style-name="ch4" chartooo:axis-type="auto">
            <chartooo:date-scale/>
            <chart:categories table:cell-range-address="Hoja1.E2:Hoja1.E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F2:Hoja1.F47" chart:label-cell-address="Hoja1.F1:Hoja1.F1" chart:class="chart:line">
            <chart:data-point chart:repeated="46"/>
          </chart:series>
          <chart:series chart:style-name="ch8" chart:values-cell-range-address="Hoja1.G2:Hoja1.G47" chart:label-cell-address="Hoja1.G1:Hoja1.G1" chart:class="chart:line">
            <chart:data-point chart:repeated="4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</text:p>
                <draw:g>
                  <svg:desc>Hoja1.F1:Hoja1.F1</svg:desc>
                </draw:g>
              </table:table-cell>
              <table:table-cell office:value-type="string">
                <text:p>Teorico</text:p>
                <draw:g>
                  <svg:desc>Hoja1.G1:Hoja1.G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Hoja1.E2:Hoja1.E47</svg:desc>
                </draw:g>
              </table:table-cell>
              <table:table-cell office:value-type="float" office:value="229148.5">
                <text:p>229148.5</text:p>
                <draw:g>
                  <svg:desc>Hoja1.F2:Hoja1.F47</svg:desc>
                </draw:g>
              </table:table-cell>
              <table:table-cell office:value-type="float" office:value="118750">
                <text:p>118750</text:p>
                <draw:g>
                  <svg:desc>Hoja1.G2:Hoja1.G47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97163.12">
                <text:p>497163.12</text:p>
              </table:table-cell>
              <table:table-cell office:value-type="float" office:value="246240">
                <text:p>24624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59408.46">
                <text:p>759408.46</text:p>
              </table:table-cell>
              <table:table-cell office:value-type="float" office:value="456190">
                <text:p>45619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176098.62">
                <text:p>1176098.62</text:p>
              </table:table-cell>
              <table:table-cell office:value-type="float" office:value="778240">
                <text:p>77824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329225.24">
                <text:p>2329225.24</text:p>
              </table:table-cell>
              <table:table-cell office:value-type="float" office:value="1246590">
                <text:p>124659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16698.98">
                <text:p>2516698.98</text:p>
              </table:table-cell>
              <table:table-cell office:value-type="float" office:value="1900000">
                <text:p>190000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091617.06">
                <text:p>3091617.06</text:p>
              </table:table-cell>
              <table:table-cell office:value-type="float" office:value="2781790">
                <text:p>278179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349497.4">
                <text:p>4349497.4</text:p>
              </table:table-cell>
              <table:table-cell office:value-type="float" office:value="3939840">
                <text:p>393984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284899.22">
                <text:p>5284899.22</text:p>
              </table:table-cell>
              <table:table-cell office:value-type="float" office:value="5426590">
                <text:p>542659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404997.58">
                <text:p>7404997.58</text:p>
              </table:table-cell>
              <table:table-cell office:value-type="float" office:value="7299040">
                <text:p>729904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9386894.4">
                <text:p>9386894.4</text:p>
              </table:table-cell>
              <table:table-cell office:value-type="float" office:value="9618750">
                <text:p>961875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3219279.08">
                <text:p>13219279.08</text:p>
              </table:table-cell>
              <table:table-cell office:value-type="float" office:value="12451840">
                <text:p>1245184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4095686.7">
                <text:p>14095686.7</text:p>
              </table:table-cell>
              <table:table-cell office:value-type="float" office:value="15868990">
                <text:p>1586899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206034.9">
                <text:p>18206034.9</text:p>
              </table:table-cell>
              <table:table-cell office:value-type="float" office:value="19945440">
                <text:p>1994544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3643798.68">
                <text:p>23643798.68</text:p>
              </table:table-cell>
              <table:table-cell office:value-type="float" office:value="24760990">
                <text:p>2476099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6941680.2">
                <text:p>26941680.2</text:p>
              </table:table-cell>
              <table:table-cell office:value-type="float" office:value="30400000">
                <text:p>3040000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0505371.74">
                <text:p>30505371.74</text:p>
              </table:table-cell>
              <table:table-cell office:value-type="float" office:value="36951390">
                <text:p>36951390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9101142.82">
                <text:p>39101142.82</text:p>
              </table:table-cell>
              <table:table-cell office:value-type="float" office:value="44508640">
                <text:p>44508640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42304542.44">
                <text:p>42304542.44</text:p>
              </table:table-cell>
              <table:table-cell office:value-type="float" office:value="53169790">
                <text:p>53169790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9778690.92">
                <text:p>49778690.92</text:p>
              </table:table-cell>
              <table:table-cell office:value-type="float" office:value="63037440">
                <text:p>6303744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57544204.18">
                <text:p>57544204.18</text:p>
              </table:table-cell>
              <table:table-cell office:value-type="float" office:value="74218750">
                <text:p>74218750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59926797.58">
                <text:p>59926797.58</text:p>
              </table:table-cell>
              <table:table-cell office:value-type="float" office:value="86825440">
                <text:p>8682544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74102599.6">
                <text:p>74102599.6</text:p>
              </table:table-cell>
              <table:table-cell office:value-type="float" office:value="100973790">
                <text:p>10097379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88058885.56">
                <text:p>88058885.56</text:p>
              </table:table-cell>
              <table:table-cell office:value-type="float" office:value="116784640">
                <text:p>11678464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94768735.46">
                <text:p>94768735.46</text:p>
              </table:table-cell>
              <table:table-cell office:value-type="float" office:value="134383390">
                <text:p>13438339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8708047.48">
                <text:p>118708047.48</text:p>
              </table:table-cell>
              <table:table-cell office:value-type="float" office:value="153900000">
                <text:p>153900000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28445035.74">
                <text:p>128445035.74</text:p>
              </table:table-cell>
              <table:table-cell office:value-type="float" office:value="175468990">
                <text:p>17546899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36553126.02">
                <text:p>136553126.02</text:p>
              </table:table-cell>
              <table:table-cell office:value-type="float" office:value="199229440">
                <text:p>199229440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64811335.34">
                <text:p>164811335.34</text:p>
              </table:table-cell>
              <table:table-cell office:value-type="float" office:value="225324990">
                <text:p>225324990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68765089.5">
                <text:p>168765089.5</text:p>
              </table:table-cell>
              <table:table-cell office:value-type="float" office:value="253903840">
                <text:p>25390384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77268406.06">
                <text:p>177268406.06</text:p>
              </table:table-cell>
              <table:table-cell office:value-type="float" office:value="285118750">
                <text:p>285118750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17649707.68">
                <text:p>217649707.68</text:p>
              </table:table-cell>
              <table:table-cell office:value-type="float" office:value="319127040">
                <text:p>319127040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33699984.78">
                <text:p>233699984.78</text:p>
              </table:table-cell>
              <table:table-cell office:value-type="float" office:value="356090590">
                <text:p>356090590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48730036.3">
                <text:p>248730036.3</text:p>
              </table:table-cell>
              <table:table-cell office:value-type="float" office:value="396175840">
                <text:p>396175840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77642248.32">
                <text:p>277642248.32</text:p>
              </table:table-cell>
              <table:table-cell office:value-type="float" office:value="439553790">
                <text:p>43955379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92262144.28">
                <text:p>292262144.28</text:p>
              </table:table-cell>
              <table:table-cell office:value-type="float" office:value="486400000">
                <text:p>486400000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317351897.68">
                <text:p>317351897.68</text:p>
              </table:table-cell>
              <table:table-cell office:value-type="float" office:value="536894590">
                <text:p>536894590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73032658.86">
                <text:p>373032658.86</text:p>
              </table:table-cell>
              <table:table-cell office:value-type="float" office:value="591222240">
                <text:p>591222240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43078606.5">
                <text:p>443078606.5</text:p>
              </table:table-cell>
              <table:table-cell office:value-type="float" office:value="649572190">
                <text:p>649572190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509732834.04">
                <text:p>509732834.04</text:p>
              </table:table-cell>
              <table:table-cell office:value-type="float" office:value="712138240">
                <text:p>71213824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554592816.3">
                <text:p>554592816.3</text:p>
              </table:table-cell>
              <table:table-cell office:value-type="float" office:value="779118750">
                <text:p>77911875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87576089.94">
                <text:p>487576089.94</text:p>
              </table:table-cell>
              <table:table-cell office:value-type="float" office:value="850716640">
                <text:p>850716640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525993305.82">
                <text:p>525993305.82</text:p>
              </table:table-cell>
              <table:table-cell office:value-type="float" office:value="927139390">
                <text:p>927139390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546379687.78">
                <text:p>546379687.78</text:p>
              </table:table-cell>
              <table:table-cell office:value-type="float" office:value="1008599040">
                <text:p>1008599040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526213466.44">
                <text:p>526213466.44</text:p>
              </table:table-cell>
              <table:table-cell office:value-type="float" office:value="1095312190">
                <text:p>109531219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5161548.2">
                <text:p>505161548.2</text:p>
              </table:table-cell>
              <table:table-cell office:value-type="float" office:value="1187500000">
                <text:p>11875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